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465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7.202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4.701cm"/>
    </style:style>
    <style:style style:name="co14" style:family="table-column">
      <style:table-column-properties fo:break-before="auto" style:column-width="2.932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6.394cm"/>
    </style:style>
    <style:style style:name="co17" style:family="table-column">
      <style:table-column-properties fo:break-before="auto" style:column-width="4.3cm"/>
    </style:style>
    <style:style style:name="co18" style:family="table-column">
      <style:table-column-properties fo:break-before="auto" style:column-width="7.271cm"/>
    </style:style>
    <style:style style:name="co19" style:family="table-column">
      <style:table-column-properties fo:break-before="auto" style:column-width="15.487cm"/>
    </style:style>
    <style:style style:name="co20" style:family="table-column">
      <style:table-column-properties fo:break-before="auto" style:column-width="5.8cm"/>
    </style:style>
    <style:style style:name="co21" style:family="table-column">
      <style:table-column-properties fo:break-before="auto" style:column-width="2.651cm"/>
    </style:style>
    <style:style style:name="co22" style:family="table-column">
      <style:table-column-properties fo:break-before="auto" style:column-width="4.747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4.494cm"/>
    </style:style>
    <style:style style:name="co26" style:family="table-column">
      <style:table-column-properties fo:break-before="auto" style:column-width="30.665cm"/>
    </style:style>
    <style:style style:name="co27" style:family="table-column">
      <style:table-column-properties fo:break-before="auto" style:column-width="7.814cm"/>
    </style:style>
    <style:style style:name="co28" style:family="table-column">
      <style:table-column-properties fo:break-before="auto" style:column-width="6.197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8.798cm"/>
    </style:style>
    <style:style style:name="co31" style:family="table-column">
      <style:table-column-properties fo:break-before="auto" style:column-width="5.472cm"/>
    </style:style>
    <style:style style:name="co32" style:family="table-column">
      <style:table-column-properties fo:break-before="auto" style:column-width="3.806cm"/>
    </style:style>
    <style:style style:name="co33" style:family="table-column">
      <style:table-column-properties fo:break-before="auto" style:column-width="10.504cm"/>
    </style:style>
    <style:style style:name="co34" style:family="table-column">
      <style:table-column-properties fo:break-before="auto" style:column-width="4.678cm"/>
    </style:style>
    <style:style style:name="co35" style:family="table-column">
      <style:table-column-properties fo:break-before="auto" style:column-width="8.186cm"/>
    </style:style>
    <style:style style:name="co36" style:family="table-column">
      <style:table-column-properties fo:break-before="auto" style:column-width="2.623cm"/>
    </style:style>
    <style:style style:name="co37" style:family="table-column">
      <style:table-column-properties fo:break-before="auto" style:column-width="6.225cm"/>
    </style:style>
    <style:style style:name="co38" style:family="table-column">
      <style:table-column-properties fo:break-before="auto" style:column-width="9.128cm"/>
    </style:style>
    <style:style style:name="co39" style:family="table-column">
      <style:table-column-properties fo:break-before="auto" style:column-width="5.562cm"/>
    </style:style>
    <style:style style:name="co40" style:family="table-column">
      <style:table-column-properties fo:break-before="auto" style:column-width="3.884cm"/>
    </style:style>
    <style:style style:name="co41" style:family="table-column">
      <style:table-column-properties fo:break-before="auto" style:column-width="4.417cm"/>
    </style:style>
    <style:style style:name="co42" style:family="table-column">
      <style:table-column-properties fo:break-before="auto" style:column-width="5.715cm"/>
    </style:style>
    <style:style style:name="co43" style:family="table-column">
      <style:table-column-properties fo:break-before="auto" style:column-width="2.108cm"/>
    </style:style>
    <style:style style:name="co44" style:family="table-column">
      <style:table-column-properties fo:break-before="auto" style:column-width="2.48cm"/>
    </style:style>
    <style:style style:name="co45" style:family="table-column">
      <style:table-column-properties fo:break-before="auto" style:column-width="1.614cm"/>
    </style:style>
    <style:style style:name="co46" style:family="table-column">
      <style:table-column-properties fo:break-before="auto" style:column-width="2.946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7.941cm"/>
    </style:style>
    <style:style style:name="co49" style:family="table-column">
      <style:table-column-properties fo:break-before="auto" style:column-width="6.798cm"/>
    </style:style>
    <style:style style:name="co50" style:family="table-column">
      <style:table-column-properties fo:break-before="auto" style:column-width="5.981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6.131cm"/>
    </style:style>
    <style:style style:name="co53" style:family="table-column">
      <style:table-column-properties fo:break-before="auto" style:column-width="6.331cm"/>
    </style:style>
    <style:style style:name="co54" style:family="table-column">
      <style:table-column-properties fo:break-before="auto" style:column-width="5.673cm"/>
    </style:style>
    <style:style style:name="co55" style:family="table-column">
      <style:table-column-properties fo:break-before="auto" style:column-width="4.501cm"/>
    </style:style>
    <style:style style:name="co56" style:family="table-column">
      <style:table-column-properties fo:break-before="auto" style:column-width="9.066cm"/>
    </style:style>
    <style:style style:name="co57" style:family="table-column">
      <style:table-column-properties fo:break-before="auto" style:column-width="6.198cm"/>
    </style:style>
    <style:style style:name="co58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4.339cm"/>
    </style:style>
    <style:style style:name="co60" style:family="table-column">
      <style:table-column-properties fo:break-before="auto" style:column-width="5.86cm"/>
    </style:style>
    <style:style style:name="co61" style:family="table-column">
      <style:table-column-properties fo:break-before="auto" style:column-width="2.727cm"/>
    </style:style>
    <style:style style:name="co62" style:family="table-column">
      <style:table-column-properties fo:break-before="auto" style:column-width="5.316cm"/>
    </style:style>
    <style:style style:name="co63" style:family="table-column">
      <style:table-column-properties fo:break-before="auto" style:column-width="8.461cm"/>
    </style:style>
    <style:style style:name="co64" style:family="table-column">
      <style:table-column-properties fo:break-before="auto" style:column-width="9.606cm"/>
    </style:style>
    <style:style style:name="co65" style:family="table-column">
      <style:table-column-properties fo:break-before="auto" style:column-width="3.452cm"/>
    </style:style>
    <style:style style:name="co66" style:family="table-column">
      <style:table-column-properties fo:break-before="auto" style:column-width="5.087cm"/>
    </style:style>
    <style:style style:name="co67" style:family="table-column">
      <style:table-column-properties fo:break-before="auto" style:column-width="11.254cm"/>
    </style:style>
    <style:style style:name="co68" style:family="table-column">
      <style:table-column-properties fo:break-before="auto" style:column-width="17.852cm"/>
    </style:style>
    <style:style style:name="co69" style:family="table-column">
      <style:table-column-properties fo:break-before="auto" style:column-width="4.466cm"/>
    </style:style>
    <style:style style:name="co70" style:family="table-column">
      <style:table-column-properties fo:break-before="auto" style:column-width="6.964cm"/>
    </style:style>
    <style:style style:name="co71" style:family="table-column">
      <style:table-column-properties fo:break-before="auto" style:column-width="5.826cm"/>
    </style:style>
    <style:style style:name="co72" style:family="table-column">
      <style:table-column-properties fo:break-before="auto" style:column-width="10.181cm"/>
    </style:style>
    <style:style style:name="co73" style:family="table-column">
      <style:table-column-properties fo:break-before="auto" style:column-width="8.491cm"/>
    </style:style>
    <style:style style:name="co74" style:family="table-column">
      <style:table-column-properties fo:break-before="auto" style:column-width="4.761cm"/>
    </style:style>
    <style:style style:name="co75" style:family="table-column">
      <style:table-column-properties fo:break-before="auto" style:column-width="7.636cm"/>
    </style:style>
    <style:style style:name="co76" style:family="table-column">
      <style:table-column-properties fo:break-before="auto" style:column-width="9.349cm"/>
    </style:style>
    <style:style style:name="co77" style:family="table-column">
      <style:table-column-properties fo:break-before="auto" style:column-width="10.952cm"/>
    </style:style>
    <style:style style:name="co78" style:family="table-column">
      <style:table-column-properties fo:break-before="auto" style:column-width="5.064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77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94bd5e"/>
      <style:text-properties style:font-name="Calibri1" fo:language="en" fo:country="US" style:font-name-asian="Calibri1" style:language-asian="en" style:country-asian="US" style:font-name-complex="Calibri1" style:language-complex="en" style:country-complex="US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Consolas" fo:font-size="10pt" style:font-name-asian="Consolas" style:font-name-complex="Consolas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240" table:default-cell-style-name="Default"/>
        <table:table-column table:style-name="co7" table:number-columns-repeated="779" table:default-cell-style-name="Default"/>
        <table:table-row table:style-name="ro1">
          <table:table-cell table:style-name="ce1" office:value-type="string" calcext:value-type="string">
            <text:p>data</text:p>
            <draw:control table:end-cell-address="data.B1" table:end-x="1.507cm" table:end-y="0.905cm" draw:z-index="0" draw:name="Export CSV" draw:style-name="gr1" draw:text-style-name="P1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unit</text:p>
          </table:table-cell>
          <table:table-cell table:style-name="ce8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7" office:value-type="string" calcext:value-type="string">
            <text:p>comment</text:p>
          </table:table-cell>
          <table:table-cell table:style-name="ce5" table:number-columns-repeated="240"/>
          <table:table-cell table:number-columns-repeated="779"/>
        </table:table-row>
        <table:table-row table:style-name="ro2">
          <table:table-cell table:number-columns-repeated="2" table:style-name="ce2" office:value-type="string" calcext:value-type="string">
            <text:p>DATASET_ID</text:p>
          </table:table-cell>
          <table:table-cell table:style-name="ce2" office:value-type="string" calcext:value-type="string">
            <text:p>Dataset Identifier</text:p>
          </table:table-cell>
          <table:table-cell table:style-name="ce2" office:value-type="string" calcext:value-type="string">
            <text:p>The identifier of a dataset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2" table:style-name="ce2" office:value-type="string" calcext:value-type="string">
            <text:p>SUBMISSION_ID</text:p>
          </table:table-cell>
          <table:table-cell table:style-name="ce2" office:value-type="string" calcext:value-type="string">
            <text:p>Submission ID</text:p>
          </table:table-cell>
          <table:table-cell table:style-name="ce2" office:value-type="string" calcext:value-type="string">
            <text:p>The identifier of a submission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2" table:style-name="ce3" office:value-type="string" calcext:value-type="string">
            <text:p>INT_VALUE</text:p>
          </table:table-cell>
          <table:table-cell table:number-columns-repeated="2" table:style-name="ce3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3" office:value-type="string" calcext:value-type="string">
            <text:p>FLOAT_VALUE</text:p>
          </table:table-cell>
          <table:table-cell table:number-columns-repeated="2" table:style-name="ce3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3" office:value-type="string" calcext:value-type="string">
            <text:p>TEXT_VALUE</text:p>
          </table:table-cell>
          <table:table-cell table:number-columns-repeated="2" table:style-name="ce3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PROVIDER_ID</text:p>
          </table:table-cell>
          <table:table-cell table:number-columns-repeated="2" table:style-name="ce3" office:value-type="string" calcext:value-type="string">
            <text:p>The identifier of the provide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TREE_ID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DEGREE_MINUTE_SECOND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VARIABLE_NAME</text:p>
          </table:table-cell>
          <table:table-cell table:number-columns-repeated="2" table:style-name="Default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GEOM_POINT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INT_VALUE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M2/HA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SPECIES_CODE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office:value-type="string" calcext:value-type="string">
            <text:p>Tree species</text:p>
          </table:table-cell>
          <table:table-cell table:number-columns-repeated="1019"/>
        </table:table-row>
        <table:table-row table:style-name="ro2">
          <table:table-cell table:number-columns-repeated="2" table:style-name="ce5" office:value-type="string" calcext:value-type="string">
            <text:p>SPECIES_CLASS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office:value-type="string" calcext:value-type="string">
            <text:p>The inventory date</text:p>
          </table:table-cell>
          <table:table-cell table:number-columns-repeated="1019"/>
        </table:table-row>
        <table:table-row table:style-name="ro2">
          <table:table-cell table:number-columns-repeated="2" table:style-name="Default" office:value-type="string" calcext:value-type="string">
            <text:p>COMMUNES</text:p>
          </table:table-cell>
          <table:table-cell table:number-columns-repeated="2" table:style-name="Default" office:value-type="string" calcext:value-type="string">
            <text:p>Communes</text:p>
          </table:table-cell>
          <table:table-cell office:value-type="string" calcext:value-type="string">
            <text:p>Communes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string" calcext:value-type="string">
            <text:p>ID_TAXON</text:p>
          </table:table-cell>
          <table:table-cell table:number-columns-repeated="2" table:style-name="Default" office:value-type="string" calcext:value-type="string">
            <text:p>Identifiant de taxon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DEPARTEMENT</text:p>
          </table:table-cell>
          <table:table-cell table:number-columns-repeated="2" table:style-name="Default" office:value-type="string" calcext:value-type="string">
            <text:p>Département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PHOTO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20"/>
        </table:table-row>
        <table:table-row table:style-name="ro2">
          <table:table-cell table:number-columns-repeated="2" table:style-name="ce4" office:value-type="string" calcext:value-type="string">
            <text:p>CORINE_BIOTOPE</text:p>
          </table:table-cell>
          <table:table-cell table:number-columns-repeated="2" table:style-name="Default" office:value-type="string" calcext:value-type="string">
            <text:p>Corine biotope</text:p>
          </table:table-cell>
          <table:table-cell table:number-columns-repeated="1020"/>
        </table:table-row>
        <table:table-row table:style-name="ro2">
          <table:table-cell table:number-columns-repeated="2" table:style-name="Default" office:value-type="string" calcext:value-type="string">
            <text:p>FICHE_PLACETTE</text:p>
          </table:table-cell>
          <table:table-cell table:style-name="Default" office:value-type="string" calcext:value-type="string">
            <text:p>Fiche placette</text:p>
          </table:table-cell>
          <table:table-cell table:style-name="Default" office:value-type="string" calcext:value-type="string">
            <text:p>Fiche PDF de la placette</text:p>
          </table:table-cell>
          <table:table-cell office:value-type="string" calcext:value-type="string">
            <text:p>Fiche PDF de la placette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nventory time</text:p>
          </table:table-cell>
          <table:table-cell table:style-name="Default" office:value-type="string" calcext:value-type="string">
            <text:p>The inventory time</text:p>
          </table:table-cell>
          <table:table-cell office:value-type="string" calcext:value-type="string">
            <text:p>The inventory time (end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A test data 1 identifier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A test data 2 identifier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A test data 3 identifier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SELECT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A select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A select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A select code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SELECT_CODE_DYNA_3</text:p>
          </table:table-cell>
          <table:table-cell office:value-type="string" calcext:value-type="string">
            <text:p>A select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SELECT_CODE_DYNA_10</text:p>
          </table:table-cell>
          <table:table-cell office:value-type="string" calcext:value-type="string">
            <text:p>A select code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SELECT_CODE_DYNA_100</text:p>
          </table:table-cell>
          <table:table-cell office:value-type="string" calcext:value-type="string">
            <text:p>A select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CODE_3</text:p>
          </table:table-cell>
          <table:table-cell office:value-type="string" calcext:value-type="string">
            <text:p>ARRAY_CODE_3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A select array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ARRAY_CODE_10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A select array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ARRAY_CODE_100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A select array code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_ARRAY_DYNAMIC_3</text:p>
          </table:table-cell>
          <table:table-cell office:value-type="string" calcext:value-type="string">
            <text:p>ARRAY_DYNAMIC_3</text:p>
          </table:table-cell>
          <table:table-cell office:value-type="string" calcext:value-type="string">
            <text:p>SELECT_ARRAY_DYNA_3</text:p>
          </table:table-cell>
          <table:table-cell office:value-type="string" calcext:value-type="string">
            <text:p>A select array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ARRAY_DYNAMIC_10</text:p>
          </table:table-cell>
          <table:table-cell office:value-type="string" calcext:value-type="string">
            <text:p>SELECT_ARRAY_DYNA_10</text:p>
          </table:table-cell>
          <table:table-cell office:value-type="string" calcext:value-type="string">
            <text:p>A select array dynamic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ARRAY_DYNAMIC_100</text:p>
          </table:table-cell>
          <table:table-cell office:value-type="string" calcext:value-type="string">
            <text:p>SELECT_ARRAY_DYNA_100</text:p>
          </table:table-cell>
          <table:table-cell office:value-type="string" calcext:value-type="string">
            <text:p>A select array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A date da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A time 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ETIME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A datetime dateti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NUM_NUM_NUM</text:p>
          </table:table-cell>
          <table:table-cell office:value-type="string" calcext:value-type="string">
            <text:p>A numeric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NUM NUM RANGE</text:p>
          </table:table-cell>
          <table:table-cell office:value-type="string" calcext:value-type="string">
            <text:p>A numeric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ERIC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NUM_NUM_INT</text:p>
          </table:table-cell>
          <table:table-cell office:value-type="string" calcext:value-type="string">
            <text:p>A numeric numeric 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BOX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HECKBOX_BOOL</text:p>
          </table:table-cell>
          <table:table-cell office:value-type="string" calcext:value-type="string">
            <text:p>A checkbox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BOOLEA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A radio boole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CODE_3</text:p>
          </table:table-cell>
          <table:table-cell office:value-type="string" calcext:value-type="string">
            <text:p>CODE_CODE_3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A radio code code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CODE_CODE_10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A radio code code 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CODE_CODE_100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A radio code code 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CODE_DYNAMIC_3</text:p>
          </table:table-cell>
          <table:table-cell office:value-type="string" calcext:value-type="string">
            <text:p>RADIO CODE DYNA_3</text:p>
          </table:table-cell>
          <table:table-cell office:value-type="string" calcext:value-type="string">
            <text:p>A radio code dynamic 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CODE_DYNAMIC_10</text:p>
          </table:table-cell>
          <table:table-cell office:value-type="string" calcext:value-type="string">
            <text:p>RADIO CODE DYNA_10</text:p>
          </table:table-cell>
          <table:table-cell office:value-type="string" calcext:value-type="string">
            <text:p>A radio code dynamic 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DIO_CODE_DYNAMIC_100</text:p>
          </table:table-cell>
          <table:table-cell office:value-type="string" calcext:value-type="string">
            <text:p>CODE_DYNAMIC_100</text:p>
          </table:table-cell>
          <table:table-cell office:value-type="string" calcext:value-type="string">
            <text:p>RADIO CODE DYNA_100</text:p>
          </table:table-cell>
          <table:table-cell office:value-type="string" calcext:value-type="string">
            <text:p>A radio code dynamic 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STRING</text:p>
          </table:table-cell>
          <table:table-cell office:value-type="string" calcext:value-type="string">
            <text:p>STRING_STRING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A text string 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STRING_LINK</text:p>
          </table:table-cell>
          <table:table-cell office:value-type="string" calcext:value-type="string">
            <text:p>STRING_LINK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A text string 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INTEGER</text:p>
          </table:table-cell>
          <table:table-cell office:value-type="string" calcext:value-type="string">
            <text:p>NUMERIC_INTEGER</text:p>
          </table:table-cell>
          <table:table-cell office:value-type="string" calcext:value-type="string">
            <text:p>TEXT_NUM_INT</text:p>
          </table:table-cell>
          <table:table-cell office:value-type="string" calcext:value-type="string">
            <text:p>A text numeric inte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NUMERIC</text:p>
          </table:table-cell>
          <table:table-cell office:value-type="string" calcext:value-type="string">
            <text:p>NUMERIC_NUMERIC</text:p>
          </table:table-cell>
          <table:table-cell office:value-type="string" calcext:value-type="string">
            <text:p>TEXT_NUM_NUM</text:p>
          </table:table-cell>
          <table:table-cell office:value-type="string" calcext:value-type="string">
            <text:p>A text numeric nume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_NUMERIC_RANGE</text:p>
          </table:table-cell>
          <table:table-cell office:value-type="string" calcext:value-type="string">
            <text:p>NUMERIC_RANGE</text:p>
          </table:table-cell>
          <table:table-cell office:value-type="string" calcext:value-type="string">
            <text:p>TEXT_NUM_RANGE</text:p>
          </table:table-cell>
          <table:table-cell office:value-type="string" calcext:value-type="string">
            <text:p>A text numeric ran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INT</text:p>
          </table:table-cell>
          <table:table-cell office:value-type="string" calcext:value-type="string">
            <text:p>GEOM_POINT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A geom geom poi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LINESTRING</text:p>
          </table:table-cell>
          <table:table-cell office:value-type="string" calcext:value-type="string">
            <text:p>GEOM_LINESTRING</text:p>
          </table:table-cell>
          <table:table-cell office:value-type="string" calcext:value-type="string">
            <text:p>GEOM_GEOM_LINE</text:p>
          </table:table-cell>
          <table:table-cell office:value-type="string" calcext:value-type="string">
            <text:p>A geom geom linestr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M_GEOM_POLYGON</text:p>
          </table:table-cell>
          <table:table-cell office:value-type="string" calcext:value-type="string">
            <text:p>GEOM_POLYGON</text:p>
          </table:table-cell>
          <table:table-cell office:value-type="string" calcext:value-type="string">
            <text:p>GEOM_GEOM_POLY</text:p>
          </table:table-cell>
          <table:table-cell office:value-type="string" calcext:value-type="string">
            <text:p>A geom geom polyg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CODE_TREE</text:p>
          </table:table-cell>
          <table:table-cell office:value-type="string" calcext:value-type="string">
            <text:p>CODE_TRE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A tree code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E_ARRAY_TREE</text:p>
          </table:table-cell>
          <table:table-cell office:value-type="string" calcext:value-type="string">
            <text:p>ARRAY_TRE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A tree array tre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CODE_TAXREF</text:p>
          </table:table-cell>
          <table:table-cell office:value-type="string" calcext:value-type="string">
            <text:p>CODE_TAXREF</text:p>
          </table:table-cell>
          <table:table-cell office:value-type="string" calcext:value-type="string">
            <text:p>TAX_CODE_TAX</text:p>
          </table:table-cell>
          <table:table-cell office:value-type="string" calcext:value-type="string">
            <text:p>A taxref code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XREF_ARRAY_TAXREF</text:p>
          </table:table-cell>
          <table:table-cell office:value-type="string" calcext:value-type="string">
            <text:p>ARRAY_TAXREF</text:p>
          </table:table-cell>
          <table:table-cell office:value-type="string" calcext:value-type="string">
            <text:p>TAX_ARRAY_TAX</text:p>
          </table:table-cell>
          <table:table-cell office:value-type="string" calcext:value-type="string">
            <text:p>A taxref array taxre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_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An image image</text:p>
          </table:table-cell>
          <table:table-cell table:number-columns-repeated="102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7" office:value-type="string" calcext:value-type="string">
            <office:annotation draw:style-name="gr2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7" office:value-type="string" calcext:value-type="string">
            <text:p>subtype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</table:table-row>
        <table:table-row table:style-name="ro5">
          <table:table-cell table:style-name="ce3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5">
          <table:table-cell table:style-name="ce3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5">
          <table:table-cell table:style-name="ce3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5">
          <table:table-cell table:style-name="ce3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5">
          <table:table-cell table:style-name="Default"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5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5">
          <table:table-cell table:style-name="Default"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table:style-name="Default"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5">
          <table:table-cell table:style-name="ce4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3" office:value-type="string" calcext:value-type="string">
            <text:p>The identifier of the provider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5">
          <table:table-cell table:style-name="Default"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5">
          <table:table-cell table:style-name="Default"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style-name="Default" office:value-type="string" calcext:value-type="string">
            <text:p>GEOM_POINT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he geometrical position of a plot</text:p>
          </table:table-cell>
          <table:table-cell/>
        </table:table-row>
        <table:table-row table:style-name="ro2">
          <table:table-cell table:style-name="Default" office:value-type="string" calcext:value-type="string">
            <text:p>GEOM_LINE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office:value-type="string" calcext:value-type="string">
            <text:p>The geometry of a line</text:p>
          </table:table-cell>
          <table:table-cell/>
        </table:table-row>
        <table:table-row table:style-name="ro2">
          <table:table-cell table:style-name="Default" office:value-type="string" calcext:value-type="string">
            <text:p>GEOM_POLYGON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y of a polygon</text:p>
          </table:table-cell>
          <table:table-cell/>
        </table:table-row>
        <table:table-row table:style-name="ro5">
          <table:table-cell table:style-name="Default"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5">
          <table:table-cell table:style-name="Default"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5">
          <table:table-cell table:style-name="Default"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5">
          <table:table-cell table:style-name="Default"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5">
          <table:table-cell table:style-name="Default"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5">
          <table:table-cell table:style-name="ce10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5">
          <table:table-cell table:style-name="Default"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5">
          <table:table-cell table:style-name="ce5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  <table:table-row table:style-name="ro2">
          <table:table-cell table:style-name="Default" office:value-type="string" calcext:value-type="string">
            <text:p>FICHE_PLACET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Fiche placette</text:p>
          </table:table-cell>
          <table:table-cell office:value-type="string" calcext:value-type="string">
            <text:p>Exemple de lien URL</text:p>
          </table:table-cell>
        </table:table-row>
        <table:table-row table:style-name="ro2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me type</text:p>
          </table:table-cell>
        </table:table-row>
        <table:table-row table:style-name="ro3">
          <table:table-cell office:value-type="string" calcext:value-type="string">
            <text:p>ARRAY_CODE_3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ARRAY_CODE_3</text:p>
          </table:table-cell>
          <table:table-cell table:style-name="ce6" office:value-type="string" calcext:value-type="string">
            <text:p>An array code 3</text:p>
          </table:table-cell>
        </table:table-row>
        <table:table-row table:style-name="ro3">
          <table:table-cell office:value-type="string" calcext:value-type="string">
            <text:p>ARRAY_CODE_10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ARRAY_CODE_10</text:p>
          </table:table-cell>
          <table:table-cell table:style-name="ce6" office:value-type="string" calcext:value-type="string">
            <text:p>An array code 10</text:p>
          </table:table-cell>
        </table:table-row>
        <table:table-row table:style-name="ro3">
          <table:table-cell office:value-type="string" calcext:value-type="string">
            <text:p>ARRAY_CODE_100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ARRAY_CODE_100</text:p>
          </table:table-cell>
          <table:table-cell table:style-name="ce6" office:value-type="string" calcext:value-type="string">
            <text:p>An array code 100</text:p>
          </table:table-cell>
        </table:table-row>
        <table:table-row table:style-name="ro3">
          <table:table-cell office:value-type="string" calcext:value-type="string">
            <text:p>ARRAY_DYNAMIC_3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ARRAY_DYNAMIC_3</text:p>
          </table:table-cell>
          <table:table-cell table:style-name="ce6" office:value-type="string" calcext:value-type="string">
            <text:p>An array dynamic 3</text:p>
          </table:table-cell>
        </table:table-row>
        <table:table-row table:style-name="ro3">
          <table:table-cell office:value-type="string" calcext:value-type="string">
            <text:p>ARRAY_DYNAMIC_10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ARRAY_DYNAMIC_10</text:p>
          </table:table-cell>
          <table:table-cell table:style-name="ce6" office:value-type="string" calcext:value-type="string">
            <text:p>An array dynamic 10</text:p>
          </table:table-cell>
        </table:table-row>
        <table:table-row table:style-name="ro3">
          <table:table-cell office:value-type="string" calcext:value-type="string">
            <text:p>ARRAY_DYNAMIC_100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ARRAY_DYNAMIC_100</text:p>
          </table:table-cell>
          <table:table-cell table:style-name="ce6" office:value-type="string" calcext:value-type="string">
            <text:p>An array dynamic 100</text:p>
          </table:table-cell>
        </table:table-row>
        <table:table-row table:style-name="ro2">
          <table:table-cell office:value-type="string" calcext:value-type="string">
            <text:p>ARRAY_TAXREF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TAXREF</text:p>
          </table:table-cell>
          <table:table-cell table:style-name="ce6" office:value-type="string" calcext:value-type="string">
            <text:p>ARRAY_TAXREF</text:p>
          </table:table-cell>
          <table:table-cell table:style-name="ce6" office:value-type="string" calcext:value-type="string">
            <text:p>An Array taxref</text:p>
          </table:table-cell>
        </table:table-row>
        <table:table-row table:style-name="ro2">
          <table:table-cell office:value-type="string" calcext:value-type="string">
            <text:p>ARRAY_TREE</text:p>
          </table:table-cell>
          <table:table-cell table:style-name="ce6" office:value-type="string" calcext:value-type="string">
            <text:p>ARRAY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ARRAY_TREE</text:p>
          </table:table-cell>
          <table:table-cell table:style-name="ce6" office:value-type="string" calcext:value-type="string">
            <text:p>An array tree</text:p>
          </table:table-cell>
        </table:table-row>
        <table:table-row table:style-name="ro2">
          <table:table-cell office:value-type="string" calcext:value-type="string">
            <text:p>BOOLEAN</text:p>
          </table:table-cell>
          <table:table-cell table:style-name="ce6" office:value-type="string" calcext:value-type="string">
            <text:p>BOOLEAN</text:p>
          </table:table-cell>
          <table:table-cell table:style-name="ce6"/>
          <table:table-cell table:style-name="ce6" office:value-type="string" calcext:value-type="string">
            <text:p>BOOLEAN</text:p>
          </table:table-cell>
          <table:table-cell table:style-name="ce6" office:value-type="string" calcext:value-type="string">
            <text:p>A boolean</text:p>
          </table:table-cell>
        </table:table-row>
        <table:table-row table:style-name="ro3">
          <table:table-cell office:value-type="string" calcext:value-type="string">
            <text:p>CODE_CODE_3</text:p>
          </table:table-cell>
          <table:table-cell table:number-columns-repeated="2" table:style-name="ce6" office:value-type="string" calcext:value-type="string">
            <text:p>CODE</text:p>
          </table:table-cell>
          <table:table-cell table:style-name="ce6" office:value-type="string" calcext:value-type="string">
            <text:p>CODE_CODE_3</text:p>
          </table:table-cell>
          <table:table-cell table:style-name="ce6" office:value-type="string" calcext:value-type="string">
            <text:p>A code code 3</text:p>
          </table:table-cell>
        </table:table-row>
        <table:table-row table:style-name="ro3">
          <table:table-cell office:value-type="string" calcext:value-type="string">
            <text:p>CODE_CODE_10</text:p>
          </table:table-cell>
          <table:table-cell table:number-columns-repeated="2" table:style-name="ce6" office:value-type="string" calcext:value-type="string">
            <text:p>CODE</text:p>
          </table:table-cell>
          <table:table-cell table:style-name="ce6" office:value-type="string" calcext:value-type="string">
            <text:p>CODE_CODE_10</text:p>
          </table:table-cell>
          <table:table-cell table:style-name="ce6" office:value-type="string" calcext:value-type="string">
            <text:p>A code code 10</text:p>
          </table:table-cell>
        </table:table-row>
        <table:table-row table:style-name="ro3">
          <table:table-cell office:value-type="string" calcext:value-type="string">
            <text:p>CODE_CODE_100</text:p>
          </table:table-cell>
          <table:table-cell table:number-columns-repeated="2" table:style-name="ce6" office:value-type="string" calcext:value-type="string">
            <text:p>CODE</text:p>
          </table:table-cell>
          <table:table-cell table:style-name="ce6" office:value-type="string" calcext:value-type="string">
            <text:p>CODE_CODE_100</text:p>
          </table:table-cell>
          <table:table-cell table:style-name="ce6" office:value-type="string" calcext:value-type="string">
            <text:p>A code code 100</text:p>
          </table:table-cell>
        </table:table-row>
        <table:table-row table:style-name="ro3">
          <table:table-cell office:value-type="string" calcext:value-type="string">
            <text:p>CODE_DYNAMIC_3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CODE_DYNAMIC_3</text:p>
          </table:table-cell>
          <table:table-cell table:style-name="ce6" office:value-type="string" calcext:value-type="string">
            <text:p>A code dynamic 3</text:p>
          </table:table-cell>
        </table:table-row>
        <table:table-row table:style-name="ro3">
          <table:table-cell office:value-type="string" calcext:value-type="string">
            <text:p>CODE_DYNAMIC_10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CODE_DYNAMIC_10</text:p>
          </table:table-cell>
          <table:table-cell table:style-name="ce6" office:value-type="string" calcext:value-type="string">
            <text:p>A code dynamic 10</text:p>
          </table:table-cell>
        </table:table-row>
        <table:table-row table:style-name="ro3">
          <table:table-cell office:value-type="string" calcext:value-type="string">
            <text:p>CODE_DYNAMIC_100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DYNAMIC</text:p>
          </table:table-cell>
          <table:table-cell table:style-name="ce6" office:value-type="string" calcext:value-type="string">
            <text:p>CODE_DYNAMIC_100</text:p>
          </table:table-cell>
          <table:table-cell table:style-name="ce6" office:value-type="string" calcext:value-type="string">
            <text:p>A code dynamic 100</text:p>
          </table:table-cell>
        </table:table-row>
        <table:table-row table:style-name="ro2">
          <table:table-cell office:value-type="string" calcext:value-type="string">
            <text:p>CODE_TAXREF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TAXREF</text:p>
          </table:table-cell>
          <table:table-cell table:style-name="ce6" office:value-type="string" calcext:value-type="string">
            <text:p>CODE_TAXREF</text:p>
          </table:table-cell>
          <table:table-cell table:style-name="ce6" office:value-type="string" calcext:value-type="string">
            <text:p>A code taxref</text:p>
          </table:table-cell>
        </table:table-row>
        <table:table-row table:style-name="ro2">
          <table:table-cell office:value-type="string" calcext:value-type="string">
            <text:p>CODE_TREE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CODE_TREE</text:p>
          </table:table-cell>
          <table:table-cell table:style-name="ce6" office:value-type="string" calcext:value-type="string">
            <text:p>A code tree</text:p>
          </table:table-cell>
        </table:table-row>
        <table:table-row table:style-name="ro2">
          <table:table-cell office:value-type="string" calcext:value-type="string">
            <text:p>DATE</text:p>
          </table:table-cell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A date</text:p>
          </table:table-cell>
        </table:table-row>
        <table:table-row table:style-name="ro2">
          <table:table-cell office:value-type="string" calcext:value-type="string">
            <text:p>DATETIME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style-name="ce6" office:value-type="string" calcext:value-type="string">
            <text:p>DATETIME</text:p>
          </table:table-cell>
          <table:table-cell table:style-name="ce6" office:value-type="string" calcext:value-type="string">
            <text:p>A datetime</text:p>
          </table:table-cell>
        </table:table-row>
        <table:table-row table:style-name="ro2">
          <table:table-cell office:value-type="string" calcext:value-type="string">
            <text:p>GEOM_LINESTRING</text:p>
          </table:table-cell>
          <table:table-cell table:style-name="ce6" office:value-type="string" calcext:value-type="string">
            <text:p>GEOM</text:p>
          </table:table-cell>
          <table:table-cell table:style-name="ce6" office:value-type="string" calcext:value-type="string">
            <text:p>LINESTRING</text:p>
          </table:table-cell>
          <table:table-cell table:style-name="ce6" office:value-type="string" calcext:value-type="string">
            <text:p>GEOM_LINESTRING</text:p>
          </table:table-cell>
          <table:table-cell table:style-name="ce6" office:value-type="string" calcext:value-type="string">
            <text:p>A geom linestring</text:p>
          </table:table-cell>
        </table:table-row>
        <table:table-row table:style-name="ro2">
          <table:table-cell office:value-type="string" calcext:value-type="string">
            <text:p>GEOM_POINT</text:p>
          </table:table-cell>
          <table:table-cell table:style-name="ce6" office:value-type="string" calcext:value-type="string">
            <text:p>GEOM</text:p>
          </table:table-cell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GEOM_POINT</text:p>
          </table:table-cell>
          <table:table-cell table:style-name="ce6" office:value-type="string" calcext:value-type="string">
            <text:p>A geom point</text:p>
          </table:table-cell>
        </table:table-row>
        <table:table-row table:style-name="ro2">
          <table:table-cell office:value-type="string" calcext:value-type="string">
            <text:p>GEOM_POLYGON</text:p>
          </table:table-cell>
          <table:table-cell table:style-name="ce6" office:value-type="string" calcext:value-type="string">
            <text:p>GEOM</text:p>
          </table:table-cell>
          <table:table-cell table:style-name="ce6" office:value-type="string" calcext:value-type="string">
            <text:p>POLYGON</text:p>
          </table:table-cell>
          <table:table-cell table:style-name="ce6" office:value-type="string" calcext:value-type="string">
            <text:p>GEOM_POLYGON</text:p>
          </table:table-cell>
          <table:table-cell table:style-name="ce6" office:value-type="string" calcext:value-type="string">
            <text:p>A geom polygon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table:style-name="ce6" office:value-type="string" calcext:value-type="string">
            <text:p>IMAGE</text:p>
          </table:table-cell>
          <table:table-cell table:style-name="ce6"/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Image</text:p>
          </table:table-cell>
        </table:table-row>
        <table:table-row table:style-name="ro2">
          <table:table-cell office:value-type="string" calcext:value-type="string">
            <text:p>NUMERIC_INTEGER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string" calcext:value-type="string">
            <text:p>INTEGER</text:p>
          </table:table-cell>
          <table:table-cell table:style-name="ce6" office:value-type="string" calcext:value-type="string">
            <text:p>NUMERIC_INTEGER</text:p>
          </table:table-cell>
          <table:table-cell table:style-name="ce6" office:value-type="string" calcext:value-type="string">
            <text:p>A numeric integer</text:p>
          </table:table-cell>
        </table:table-row>
        <table:table-row table:style-name="ro2">
          <table:table-cell office:value-type="string" calcext:value-type="string">
            <text:p>NUMERIC_NUMERIC</text:p>
          </table:table-cell>
          <table:table-cell table:number-columns-repeated="2" table:style-name="ce6" office:value-type="string" calcext:value-type="string">
            <text:p>NUMERIC</text:p>
          </table:table-cell>
          <table:table-cell table:style-name="ce6" office:value-type="string" calcext:value-type="string">
            <text:p>NUMERIC_NUMERIC</text:p>
          </table:table-cell>
          <table:table-cell table:style-name="ce6" office:value-type="string" calcext:value-type="string">
            <text:p>A numeric numeric</text:p>
          </table:table-cell>
        </table:table-row>
        <table:table-row table:style-name="ro2">
          <table:table-cell office:value-type="string" calcext:value-type="string">
            <text:p>NUMERIC_RANGE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NUMERIC_RANGE</text:p>
          </table:table-cell>
          <table:table-cell table:style-name="ce6" office:value-type="string" calcext:value-type="string">
            <text:p>A numeric range</text:p>
          </table:table-cell>
        </table:table-row>
        <table:table-row table:style-name="ro3">
          <table:table-cell office:value-type="string" calcext:value-type="string">
            <text:p>NUMERIC_COORDINATE</text:p>
          </table:table-cell>
          <table:table-cell table:style-name="ce6" office:value-type="string" calcext:value-type="string">
            <text:p>NUMERIC</text:p>
          </table:table-cell>
          <table:table-cell table:style-name="ce6" office:value-type="string" calcext:value-type="string">
            <text:p>COORDINATE</text:p>
          </table:table-cell>
          <table:table-cell table:style-name="ce6" office:value-type="string" calcext:value-type="string">
            <text:p>NUMERIC_COORD</text:p>
          </table:table-cell>
          <table:table-cell table:style-name="ce6" office:value-type="string" calcext:value-type="string">
            <text:p>A numeric coordinate</text:p>
          </table:table-cell>
        </table:table-row>
        <table:table-row table:style-name="ro2">
          <table:table-cell office:value-type="string" calcext:value-type="string">
            <text:p>STRING_LINK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TRING_LINK</text:p>
          </table:table-cell>
          <table:table-cell table:style-name="ce6" office:value-type="string" calcext:value-type="string">
            <text:p>A string link</text:p>
          </table:table-cell>
        </table:table-row>
        <table:table-row table:style-name="ro2">
          <table:table-cell office:value-type="string" calcext:value-type="string">
            <text:p>STRING_STRING</text:p>
          </table:table-cell>
          <table:table-cell table:number-columns-repeated="2" table:style-name="ce6" office:value-type="string" calcext:value-type="string">
            <text:p>STRING</text:p>
          </table:table-cell>
          <table:table-cell table:style-name="ce6" office:value-type="string" calcext:value-type="string">
            <text:p>STRING_STRING</text:p>
          </table:table-cell>
          <table:table-cell table:style-name="ce6" office:value-type="string" calcext:value-type="string">
            <text:p>A string string</text:p>
          </table:table-cell>
        </table:table-row>
        <table:table-row table:style-name="ro2">
          <table:table-cell office:value-type="string" calcext:value-type="string">
            <text:p>TIME</text:p>
          </table:table-cell>
          <table:table-cell table:style-name="ce6" office:value-type="string" calcext:value-type="string">
            <text:p>TIME</text:p>
          </table:table-cell>
          <table:table-cell table:style-name="ce6"/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A tim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" table:default-cell-style-name="Default"/>
        <table:table-column table:style-name="co14" table:default-cell-style-name="ce14"/>
        <table:table-column table:style-name="co15" table:default-cell-style-name="ce11"/>
        <table:table-column table:style-name="co16" table:number-columns-repeated="2" table:default-cell-style-name="Default"/>
        <table:table-column table:style-name="co7" table:number-columns-repeated="1019" table:default-cell-style-name="Default"/>
        <table:table-row table:style-name="ro4">
          <table:table-cell table:style-name="ce1" office:value-type="string" calcext:value-type="string">
            <text:p>Unit</text:p>
            <draw:control table:end-cell-address="mode.B1" table:end-x="1.383cm" table:end-y="0.905cm" draw:z-index="0" draw:name="Export CSV" draw:style-name="gr1" draw:text-style-name="P1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13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Other broadleav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Other conifer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Other shrub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Abies alb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Abies cephalo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Abies grand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1" office:value-type="string" calcext:value-type="string">
            <text:p>Abies lasiocarp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1" office:value-type="string" calcext:value-type="string">
            <text:p>Abies nebrod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1" office:value-type="string" calcext:value-type="string">
            <text:p>Abies nordmann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Abies pinsapo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Abies proce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1" office:value-type="string" calcext:value-type="string">
            <text:p>Abies sibir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1" office:value-type="string" calcext:value-type="string">
            <text:p>Abie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1" office:value-type="string" calcext:value-type="string">
            <text:p>Acacia cyanophyll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1" office:value-type="string" calcext:value-type="string">
            <text:p>Acacia cyclop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1" office:value-type="string" calcext:value-type="string">
            <text:p>Acacia dealb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1" office:value-type="string" calcext:value-type="string">
            <text:p>Acacia farnes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1" office:value-type="string" calcext:value-type="string">
            <text:p>Acacia karoo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1" office:value-type="string" calcext:value-type="string">
            <text:p>Acacia long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1" office:value-type="string" calcext:value-type="string">
            <text:p>Acacia mearns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1" office:value-type="string" calcext:value-type="string">
            <text:p>Acacia melanoxylon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1" office:value-type="string" calcext:value-type="string">
            <text:p>Acacia pycnanth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1" office:value-type="string" calcext:value-type="string">
            <text:p>Acacia retinod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1" office:value-type="string" calcext:value-type="string">
            <text:p>Acac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1" office:value-type="string" calcext:value-type="string">
            <text:p>Acer campestr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1" office:value-type="string" calcext:value-type="string">
            <text:p>Acer granatens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1" office:value-type="string" calcext:value-type="string">
            <text:p>Acer heldreich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1" office:value-type="string" calcext:value-type="string">
            <text:p>Acer hyrcan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1" office:value-type="string" calcext:value-type="string">
            <text:p>Acer lobel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1" office:value-type="string" calcext:value-type="string">
            <text:p>Acer monspessulan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1" office:value-type="string" calcext:value-type="string">
            <text:p>Acer negundo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1" office:value-type="string" calcext:value-type="string">
            <text:p>Acer obtusat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1" office:value-type="string" calcext:value-type="string">
            <text:p>Acer opa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1" office:value-type="string" calcext:value-type="string">
            <text:p>Acer platanoid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1" office:value-type="string" calcext:value-type="string">
            <text:p>Acer pseudoplatan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1" office:value-type="string" calcext:value-type="string">
            <text:p>Acer sempervir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1" office:value-type="string" calcext:value-type="string">
            <text:p>Acer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1" office:value-type="string" calcext:value-type="string">
            <text:p>Acer steven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1" office:value-type="string" calcext:value-type="string">
            <text:p>Acer tataric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Acer trautvetter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1" office:value-type="string" calcext:value-type="string">
            <text:p>Aesculus hippocastanea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1" office:value-type="string" calcext:value-type="string">
            <text:p>Ailanthus altissim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1" office:value-type="string" calcext:value-type="string">
            <text:p>Ailanthus sp. (glandulos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1" office:value-type="string" calcext:value-type="string">
            <text:p>Alnus cord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1" office:value-type="string" calcext:value-type="string">
            <text:p>Alnus glutin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1" office:value-type="string" calcext:value-type="string">
            <text:p>Alnus inc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1" office:value-type="string" calcext:value-type="string">
            <text:p>Al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1" office:value-type="string" calcext:value-type="string">
            <text:p>Alnus virid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1" office:value-type="string" calcext:value-type="string">
            <text:p>Amelanchier canad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1" office:value-type="string" calcext:value-type="string">
            <text:p>Amelanchier grandiflo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1" office:value-type="string" calcext:value-type="string">
            <text:p>Amelanchier ov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1" office:value-type="string" calcext:value-type="string">
            <text:p>Amelanchier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1" office:value-type="string" calcext:value-type="string">
            <text:p>Amelanchier spic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1" office:value-type="string" calcext:value-type="string">
            <text:p>Arbutus andrachn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1" office:value-type="string" calcext:value-type="string">
            <text:p>Arbut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1" office:value-type="string" calcext:value-type="string">
            <text:p>Arbutus unedo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1" office:value-type="string" calcext:value-type="string">
            <text:p>Berberis vulgar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1" office:value-type="string" calcext:value-type="string">
            <text:p>Betula humilis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1" office:value-type="string" calcext:value-type="string">
            <text:p>Betula nan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1" office:value-type="string" calcext:value-type="string">
            <text:p>Betula pendul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1" office:value-type="string" calcext:value-type="string">
            <text:p>Betula pubesc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Betul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1" office:value-type="string" calcext:value-type="string">
            <text:p>Buxus balear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Buxus sempervir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1" office:value-type="string" calcext:value-type="string">
            <text:p>Bux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Carpinus betu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Carpinus orient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1" office:value-type="string" calcext:value-type="string">
            <text:p>Carpi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Castanea sativ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1" office:value-type="string" calcext:value-type="string">
            <text:p>Castane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1" office:value-type="string" calcext:value-type="string">
            <text:p>Cedrus atlan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1" office:value-type="string" calcext:value-type="string">
            <text:p>Cedrus deoda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1" office:value-type="string" calcext:value-type="string">
            <text:p>Cedrus liban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Cedr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Celtis austr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1" office:value-type="string" calcext:value-type="string">
            <text:p>Ceratonia siliqu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1" office:value-type="string" calcext:value-type="string">
            <text:p>Cercis siliquastrum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1" office:value-type="string" calcext:value-type="string">
            <text:p>Chamaecyparis lawson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1" office:value-type="string" calcext:value-type="string">
            <text:p>Chamaerops humi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Cinnamomum campho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1" office:value-type="string" calcext:value-type="string">
            <text:p>Cornus ma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Cornus sanguin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1" office:value-type="string" calcext:value-type="string">
            <text:p>Cor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Corylus avell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Coryl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Crataegus azaro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Crataegus lacini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Crataegus laevig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Crataegus monogy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1" office:value-type="string" calcext:value-type="string">
            <text:p>Crataegus sp.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Cryptomer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Cupressus arizo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Cupressus lusita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Cupressus macrocarp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Cupressus sempervir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Cupress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Erica arbo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Erica manipuliflo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Erica scopar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Eric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1" office:value-type="string" calcext:value-type="string">
            <text:p>Eucalyptus camaldul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1" office:value-type="string" calcext:value-type="string">
            <text:p>Eucalyptus gomphocepha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1" office:value-type="string" calcext:value-type="string">
            <text:p>Eucalypt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1" office:value-type="string" calcext:value-type="string">
            <text:p>Euonymus europae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1" office:value-type="string" calcext:value-type="string">
            <text:p>Euonym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1" office:value-type="string" calcext:value-type="string">
            <text:p>Fag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1" office:value-type="string" calcext:value-type="string">
            <text:p>Fagus sylva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1" office:value-type="string" calcext:value-type="string">
            <text:p>Ficus car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1" office:value-type="string" calcext:value-type="string">
            <text:p>Fic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1" office:value-type="string" calcext:value-type="string">
            <text:p>Frangula aln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1" office:value-type="string" calcext:value-type="string">
            <text:p>Fraxinus angustifoli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1" office:value-type="string" calcext:value-type="string">
            <text:p>Fraxinus excelsior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1" office:value-type="string" calcext:value-type="string">
            <text:p>Fraxinus orn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1" office:value-type="string" calcext:value-type="string">
            <text:p>Fraxinus pallisa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1" office:value-type="string" calcext:value-type="string">
            <text:p>Fraxinus pennsylvan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1" office:value-type="string" calcext:value-type="string">
            <text:p>Fraxi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1" office:value-type="string" calcext:value-type="string">
            <text:p>Gledits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1" office:value-type="string" calcext:value-type="string">
            <text:p>Hippophae rhamnoid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1" office:value-type="string" calcext:value-type="string">
            <text:p>Ilex aquifoli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1" office:value-type="string" calcext:value-type="string">
            <text:p>Ilex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1" office:value-type="string" calcext:value-type="string">
            <text:p>Ilex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1" office:value-type="string" calcext:value-type="string">
            <text:p>Juglans cine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1" office:value-type="string" calcext:value-type="string">
            <text:p>Juglans nig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1" office:value-type="string" calcext:value-type="string">
            <text:p>Juglans reg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1" office:value-type="string" calcext:value-type="string">
            <text:p>Juglan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1" office:value-type="string" calcext:value-type="string">
            <text:p>Juniperus comun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1" office:value-type="string" calcext:value-type="string">
            <text:p>Juniperus oxycedr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1" office:value-type="string" calcext:value-type="string">
            <text:p>Juniperus phoenic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1" office:value-type="string" calcext:value-type="string">
            <text:p>Juniperus sabi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1" office:value-type="string" calcext:value-type="string">
            <text:p>Juniper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1" office:value-type="string" calcext:value-type="string">
            <text:p>Juniperus thurife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1" office:value-type="string" calcext:value-type="string">
            <text:p>Juniperus virgin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1" office:value-type="string" calcext:value-type="string">
            <text:p>Laburnum alpin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1" office:value-type="string" calcext:value-type="string">
            <text:p>Laburnum anagyroid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1" office:value-type="string" calcext:value-type="string">
            <text:p>Laburnum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1" office:value-type="string" calcext:value-type="string">
            <text:p>Larix decidu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1" office:value-type="string" calcext:value-type="string">
            <text:p>Larix kaempferi C2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1" office:value-type="string" calcext:value-type="string">
            <text:p>Larix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1" office:value-type="string" calcext:value-type="string">
            <text:p>Laurus azor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1" office:value-type="string" calcext:value-type="string">
            <text:p>Laurus nobi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1" office:value-type="string" calcext:value-type="string">
            <text:p>Ligustrum vulgar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1" office:value-type="string" calcext:value-type="string">
            <text:p>Liriodendron tulipifer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1" office:value-type="string" calcext:value-type="string">
            <text:p>Lonicer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1" office:value-type="string" calcext:value-type="string">
            <text:p>Magnol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1" office:value-type="string" calcext:value-type="string">
            <text:p>Malus domes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1" office:value-type="string" calcext:value-type="string">
            <text:p>Mal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1" office:value-type="string" calcext:value-type="string">
            <text:p>Malus sylvestr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1" office:value-type="string" calcext:value-type="string">
            <text:p>Metasequo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1" office:value-type="string" calcext:value-type="string">
            <text:p>Morus alb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1" office:value-type="string" calcext:value-type="string">
            <text:p>Morus nig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1" office:value-type="string" calcext:value-type="string">
            <text:p>Mor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1" office:value-type="string" calcext:value-type="string">
            <text:p>Myrica fay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1" office:value-type="string" calcext:value-type="string">
            <text:p>Myrtus commun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1" office:value-type="string" calcext:value-type="string">
            <text:p>Ocotea foet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1" office:value-type="string" calcext:value-type="string">
            <text:p>Olea europa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1" office:value-type="string" calcext:value-type="string">
            <text:p>Ole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1" office:value-type="string" calcext:value-type="string">
            <text:p>Ostrya carpin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1" office:value-type="string" calcext:value-type="string">
            <text:p>Paulownia toment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1" office:value-type="string" calcext:value-type="string">
            <text:p>Persea ind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1" office:value-type="string" calcext:value-type="string">
            <text:p>Phillyrea angust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1" office:value-type="string" calcext:value-type="string">
            <text:p>Phillyrea lat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1" office:value-type="string" calcext:value-type="string">
            <text:p>Phoenix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1" office:value-type="string" calcext:value-type="string">
            <text:p>Phoenix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1" office:value-type="string" calcext:value-type="string">
            <text:p>Picconia excel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1" office:value-type="string" calcext:value-type="string">
            <text:p>Picea abies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1" office:value-type="string" calcext:value-type="string">
            <text:p>Picea engelmann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1" office:value-type="string" calcext:value-type="string">
            <text:p>Picea glau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1" office:value-type="string" calcext:value-type="string">
            <text:p>Picea omorik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1" office:value-type="string" calcext:value-type="string">
            <text:p>Picea orient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1" office:value-type="string" calcext:value-type="string">
            <text:p>Picea pung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1" office:value-type="string" calcext:value-type="string">
            <text:p>Picea sitch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1" office:value-type="string" calcext:value-type="string">
            <text:p>Pice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1" office:value-type="string" calcext:value-type="string">
            <text:p>Pinus banks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1" office:value-type="string" calcext:value-type="string">
            <text:p>Pinus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1" office:value-type="string" calcext:value-type="string">
            <text:p>Pinus cemb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1" office:value-type="string" calcext:value-type="string">
            <text:p>Pinus contor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1" office:value-type="string" calcext:value-type="string">
            <text:p>Pinus halep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1" office:value-type="string" calcext:value-type="string">
            <text:p>Pinus heldreich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5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1" office:value-type="string" calcext:value-type="string">
            <text:p>Pinus leucoderm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Pinus mugo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1" office:value-type="string" calcext:value-type="string">
            <text:p>Pinus nigr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1" office:value-type="string" calcext:value-type="string">
            <text:p>Pinus pinaster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1" office:value-type="string" calcext:value-type="string">
            <text:p>Pinus pin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1" office:value-type="string" calcext:value-type="string">
            <text:p>Pinus ponder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1" office:value-type="string" calcext:value-type="string">
            <text:p>Pinus radiat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1" office:value-type="string" calcext:value-type="string">
            <text:p>Pinus sp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1" office:value-type="string" calcext:value-type="string">
            <text:p>Pinus strob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1" office:value-type="string" calcext:value-type="string">
            <text:p>Pinus sylvestr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1" office:value-type="string" calcext:value-type="string">
            <text:p>Pinus uncinata (rotundat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1" office:value-type="string" calcext:value-type="string">
            <text:p>Pistacia atlan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1" office:value-type="string" calcext:value-type="string">
            <text:p>Pistacia lentisc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1" office:value-type="string" calcext:value-type="string">
            <text:p>Pistacia terebinth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1" office:value-type="string" calcext:value-type="string">
            <text:p>Platanus acer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1" office:value-type="string" calcext:value-type="string">
            <text:p>Platanus orient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1" office:value-type="string" calcext:value-type="string">
            <text:p>Platanus sp. (incl hybrid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1" office:value-type="string" calcext:value-type="string">
            <text:p>Pleiomeris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1" office:value-type="string" calcext:value-type="string">
            <text:p>Populus alb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1" office:value-type="string" calcext:value-type="string">
            <text:p>Populus nig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1" office:value-type="string" calcext:value-type="string">
            <text:p>Popul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1" office:value-type="string" calcext:value-type="string">
            <text:p>Populus tremul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1" office:value-type="string" calcext:value-type="string">
            <text:p>Populus x canesc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1" office:value-type="string" calcext:value-type="string">
            <text:p>Prunus armenia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1" office:value-type="string" calcext:value-type="string">
            <text:p>Prunus avi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1" office:value-type="string" calcext:value-type="string">
            <text:p>Prunus cerasife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1" office:value-type="string" calcext:value-type="string">
            <text:p>Prunus ceras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1" office:value-type="string" calcext:value-type="string">
            <text:p>Prunus domes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1" office:value-type="string" calcext:value-type="string">
            <text:p>Prunus dulc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1" office:value-type="string" calcext:value-type="string">
            <text:p>Prunus lusita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1" office:value-type="string" calcext:value-type="string">
            <text:p>Prunus mahaleb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1" office:value-type="string" calcext:value-type="string">
            <text:p>Prunus padus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1" office:value-type="string" calcext:value-type="string">
            <text:p>Prunus pers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1" office:value-type="string" calcext:value-type="string">
            <text:p>Prunus seroti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1" office:value-type="string" calcext:value-type="string">
            <text:p>Pru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1" office:value-type="string" calcext:value-type="string">
            <text:p>Prunus spin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1" office:value-type="string" calcext:value-type="string">
            <text:p>Pseudotsuga menzies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1" office:value-type="string" calcext:value-type="string">
            <text:p>Pyrus amygdaliform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1" office:value-type="string" calcext:value-type="string">
            <text:p>Pyrus commun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1" office:value-type="string" calcext:value-type="string">
            <text:p>Pyrus pyraster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1" office:value-type="string" calcext:value-type="string">
            <text:p>Pyr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1" office:value-type="string" calcext:value-type="string">
            <text:p>Quercus alnifol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1" office:value-type="string" calcext:value-type="string">
            <text:p>Quercus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1" office:value-type="string" calcext:value-type="string">
            <text:p>Quercus cerr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1" office:value-type="string" calcext:value-type="string">
            <text:p>Quercus coccifera (Q. calliprinos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1" office:value-type="string" calcext:value-type="string">
            <text:p>Quercus conges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1" office:value-type="string" calcext:value-type="string">
            <text:p>Quercus dalechamp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1" office:value-type="string" calcext:value-type="string">
            <text:p>Quercus fagin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1" office:value-type="string" calcext:value-type="string">
            <text:p>Quercus frainetto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Quercus fruticosa</text:p>
          </table:table-cell>
          <table:table-cell table:style-name="ce11" office:value-type="string" calcext:value-type="string">
            <text:p>Quercus fruticos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1" office:value-type="string" calcext:value-type="string">
            <text:p>Quercus hartwissi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1" office:value-type="string" calcext:value-type="string">
            <text:p>Quercus ilex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1" office:value-type="string" calcext:value-type="string">
            <text:p>Quercus lusita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1" office:value-type="string" calcext:value-type="string">
            <text:p>Quercus macrolepis (Q. aegilops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1" office:value-type="string" calcext:value-type="string">
            <text:p>Quercus ma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1" office:value-type="string" calcext:value-type="string">
            <text:p>Quercus palustr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1" office:value-type="string" calcext:value-type="string">
            <text:p>Quercus pedunculiflo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1" office:value-type="string" calcext:value-type="string">
            <text:p>Quercus petrae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1" office:value-type="string" calcext:value-type="string">
            <text:p>Quercus petraea (group) x pubesce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1" office:value-type="string" calcext:value-type="string">
            <text:p>Quercus petraea group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1" office:value-type="string" calcext:value-type="string">
            <text:p>Quercus polycarp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1" office:value-type="string" calcext:value-type="string">
            <text:p>Quercus pubesc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1" office:value-type="string" calcext:value-type="string">
            <text:p>Quercus pyrenaica (Q. toz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1" office:value-type="string" calcext:value-type="string">
            <text:p>Quercus robur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1" office:value-type="string" calcext:value-type="string">
            <text:p>Quercus robur x pyrena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1" office:value-type="string" calcext:value-type="string">
            <text:p>Quercus rub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1" office:value-type="string" calcext:value-type="string">
            <text:p>Querc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1" office:value-type="string" calcext:value-type="string">
            <text:p>Quercus suber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1" office:value-type="string" calcext:value-type="string">
            <text:p>Quercus troj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1" office:value-type="string" calcext:value-type="string">
            <text:p>Rhamnus alatern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1" office:value-type="string" calcext:value-type="string">
            <text:p>Rhamnus catharticus (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1" office:value-type="string" calcext:value-type="string">
            <text:p>Rhamnus lycioides spp. oleoide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1" office:value-type="string" calcext:value-type="string">
            <text:p>Rhamn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1" office:value-type="string" calcext:value-type="string">
            <text:p>Rhus coriar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1" office:value-type="string" calcext:value-type="string">
            <text:p>Rhus typhi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1" office:value-type="string" calcext:value-type="string">
            <text:p>Robinia pseudoacac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1" office:value-type="string" calcext:value-type="string">
            <text:p>Salix alba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1" office:value-type="string" calcext:value-type="string">
            <text:p>Salix atrocine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1" office:value-type="string" calcext:value-type="string">
            <text:p>Salix babylo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1" office:value-type="string" calcext:value-type="string">
            <text:p>Salix cantabr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1" office:value-type="string" calcext:value-type="string">
            <text:p>Salix cap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1" office:value-type="string" calcext:value-type="string">
            <text:p>Salix cine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1" office:value-type="string" calcext:value-type="string">
            <text:p>Salix eleagno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1" office:value-type="string" calcext:value-type="string">
            <text:p>Salix fragi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1" office:value-type="string" calcext:value-type="string">
            <text:p>Salix purpure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1" office:value-type="string" calcext:value-type="string">
            <text:p>Salix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1" office:value-type="string" calcext:value-type="string">
            <text:p>Salix vimin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1" office:value-type="string" calcext:value-type="string">
            <text:p>Sambucus ebu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1" office:value-type="string" calcext:value-type="string">
            <text:p>Sambucus nig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1" office:value-type="string" calcext:value-type="string">
            <text:p>Sambucus racem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1" office:value-type="string" calcext:value-type="string">
            <text:p>Sambuc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1" office:value-type="string" calcext:value-type="string">
            <text:p>Sequoiadendron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1" office:value-type="string" calcext:value-type="string">
            <text:p>Sophora japon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1" office:value-type="string" calcext:value-type="string">
            <text:p>Sorbus ar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1" office:value-type="string" calcext:value-type="string">
            <text:p>Sorbus aucupar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1" office:value-type="string" calcext:value-type="string">
            <text:p>Sorbus chamaemespi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1" office:value-type="string" calcext:value-type="string">
            <text:p>Sorbus domestic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1" office:value-type="string" calcext:value-type="string">
            <text:p>Sorbus intermedi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1" office:value-type="string" calcext:value-type="string">
            <text:p>Sorbus latifolia s.l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1" office:value-type="string" calcext:value-type="string">
            <text:p>Sorbus mougeotii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1" office:value-type="string" calcext:value-type="string">
            <text:p>Sorb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1" office:value-type="string" calcext:value-type="string">
            <text:p>Sorbus torminal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1" office:value-type="string" calcext:value-type="string">
            <text:p>Tamarix afric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1" office:value-type="string" calcext:value-type="string">
            <text:p>Tamarix canari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1" office:value-type="string" calcext:value-type="string">
            <text:p>Tamarix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1" office:value-type="string" calcext:value-type="string">
            <text:p>Taxodium distichum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1" office:value-type="string" calcext:value-type="string">
            <text:p>Taxus bacc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1" office:value-type="string" calcext:value-type="string">
            <text:p>Tax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1" office:value-type="string" calcext:value-type="string">
            <text:p>Tetraclinis articul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1" office:value-type="string" calcext:value-type="string">
            <text:p>Thuja plic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1" office:value-type="string" calcext:value-type="string">
            <text:p>Thuja sp.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1" office:value-type="string" calcext:value-type="string">
            <text:p>Tilia cordat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1" office:value-type="string" calcext:value-type="string">
            <text:p>Tilia platyphylo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1" office:value-type="string" calcext:value-type="string">
            <text:p>Tili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1" office:value-type="string" calcext:value-type="string">
            <text:p>Tilia tomentos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1" office:value-type="string" calcext:value-type="string">
            <text:p>Tsuga canadensi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1" office:value-type="string" calcext:value-type="string">
            <text:p>Tsuga heterophyll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1" office:value-type="string" calcext:value-type="string">
            <text:p>Tsuga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1" office:value-type="string" calcext:value-type="string">
            <text:p>Ulmus canescen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1" office:value-type="string" calcext:value-type="string">
            <text:p>Ulmus glabr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1" office:value-type="string" calcext:value-type="string">
            <text:p>Ulmus laevis 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string" calcext:value-type="string">
            <text:p>Ulmus minor (pumila)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1" office:value-type="string" calcext:value-type="string">
            <text:p>Ulmus sp.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1" office:value-type="string" calcext:value-type="string">
            <text:p>Viburnum lantana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ODE</text:p>
          </table:table-cell>
          <table:table-cell table:style-name="ce11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1" office:value-type="string" calcext:value-type="string">
            <text:p>Viburnum opulu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SPECIES_CLASS</text:p>
          </table:table-cell>
          <table:table-cell table:style-name="ce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3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style-name="ce5" table:number-columns-repeated="1019"/>
        </table:table-row>
        <table:table-row table:style-name="ro3">
          <table:table-cell table:style-name="ce12" office:value-type="string" calcext:value-type="string">
            <text:p>CODE_CODE_3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style-name="ce5" table:number-columns-repeated="1019"/>
        </table:table-row>
        <table:table-row table:style-name="ro3">
          <table:table-cell table:style-name="ce12" office:value-type="string" calcext:value-type="string">
            <text:p>CODE_CODE_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style-name="ce5"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de_4</text:p>
          </table:table-cell>
          <table:table-cell table:style-name="ce12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de_5</text:p>
          </table:table-cell>
          <table:table-cell table:style-name="ce12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ode_6</text:p>
          </table:table-cell>
          <table:table-cell table:style-name="ce12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ode_7</text:p>
          </table:table-cell>
          <table:table-cell table:style-name="ce12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de_8</text:p>
          </table:table-cell>
          <table:table-cell table:style-name="ce12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de_9</text:p>
          </table:table-cell>
          <table:table-cell table:style-name="ce12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Code_10</text:p>
          </table:table-cell>
          <table:table-cell table:style-name="ce12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de_4</text:p>
          </table:table-cell>
          <table:table-cell table:style-name="ce12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de_5</text:p>
          </table:table-cell>
          <table:table-cell table:style-name="ce12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ode_6</text:p>
          </table:table-cell>
          <table:table-cell table:style-name="ce12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ode_7</text:p>
          </table:table-cell>
          <table:table-cell table:style-name="ce12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de_8</text:p>
          </table:table-cell>
          <table:table-cell table:style-name="ce12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de_9</text:p>
          </table:table-cell>
          <table:table-cell table:style-name="ce12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Code_10</text:p>
          </table:table-cell>
          <table:table-cell table:style-name="ce12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Code_11</text:p>
          </table:table-cell>
          <table:table-cell table:style-name="ce12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ode_12</text:p>
          </table:table-cell>
          <table:table-cell table:style-name="ce12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Code_13</text:p>
          </table:table-cell>
          <table:table-cell table:style-name="ce12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Code_14</text:p>
          </table:table-cell>
          <table:table-cell table:style-name="ce12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Code_15</text:p>
          </table:table-cell>
          <table:table-cell table:style-name="ce12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Code_16</text:p>
          </table:table-cell>
          <table:table-cell table:style-name="ce12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Code_17</text:p>
          </table:table-cell>
          <table:table-cell table:style-name="ce12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Code_18</text:p>
          </table:table-cell>
          <table:table-cell table:style-name="ce12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Code_19</text:p>
          </table:table-cell>
          <table:table-cell table:style-name="ce12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ode_20</text:p>
          </table:table-cell>
          <table:table-cell table:style-name="ce12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Code_21</text:p>
          </table:table-cell>
          <table:table-cell table:style-name="ce12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Code_22</text:p>
          </table:table-cell>
          <table:table-cell table:style-name="ce12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Code_23</text:p>
          </table:table-cell>
          <table:table-cell table:style-name="ce12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Code_24</text:p>
          </table:table-cell>
          <table:table-cell table:style-name="ce12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ode_25</text:p>
          </table:table-cell>
          <table:table-cell table:style-name="ce12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Code_26</text:p>
          </table:table-cell>
          <table:table-cell table:style-name="ce12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ode_27</text:p>
          </table:table-cell>
          <table:table-cell table:style-name="ce12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Code_28</text:p>
          </table:table-cell>
          <table:table-cell table:style-name="ce12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Code_29</text:p>
          </table:table-cell>
          <table:table-cell table:style-name="ce12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Code_30</text:p>
          </table:table-cell>
          <table:table-cell table:style-name="ce12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Code_31</text:p>
          </table:table-cell>
          <table:table-cell table:style-name="ce12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Code_32</text:p>
          </table:table-cell>
          <table:table-cell table:style-name="ce12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ode_33</text:p>
          </table:table-cell>
          <table:table-cell table:style-name="ce12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Code_34</text:p>
          </table:table-cell>
          <table:table-cell table:style-name="ce12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Code_35</text:p>
          </table:table-cell>
          <table:table-cell table:style-name="ce12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Code_36</text:p>
          </table:table-cell>
          <table:table-cell table:style-name="ce12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Code_37</text:p>
          </table:table-cell>
          <table:table-cell table:style-name="ce12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Code_38</text:p>
          </table:table-cell>
          <table:table-cell table:style-name="ce12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Code_39</text:p>
          </table:table-cell>
          <table:table-cell table:style-name="ce12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ode_40</text:p>
          </table:table-cell>
          <table:table-cell table:style-name="ce12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Code_41</text:p>
          </table:table-cell>
          <table:table-cell table:style-name="ce12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Code_42</text:p>
          </table:table-cell>
          <table:table-cell table:style-name="ce12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Code_43</text:p>
          </table:table-cell>
          <table:table-cell table:style-name="ce12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Code_44</text:p>
          </table:table-cell>
          <table:table-cell table:style-name="ce12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Code_45</text:p>
          </table:table-cell>
          <table:table-cell table:style-name="ce12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Code_46</text:p>
          </table:table-cell>
          <table:table-cell table:style-name="ce12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Code_47</text:p>
          </table:table-cell>
          <table:table-cell table:style-name="ce12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Code_48</text:p>
          </table:table-cell>
          <table:table-cell table:style-name="ce12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Code_49</text:p>
          </table:table-cell>
          <table:table-cell table:style-name="ce12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ode_50</text:p>
          </table:table-cell>
          <table:table-cell table:style-name="ce12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Code_51</text:p>
          </table:table-cell>
          <table:table-cell table:style-name="ce12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Code_52</text:p>
          </table:table-cell>
          <table:table-cell table:style-name="ce12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Code_53</text:p>
          </table:table-cell>
          <table:table-cell table:style-name="ce12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Code_54</text:p>
          </table:table-cell>
          <table:table-cell table:style-name="ce12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Code_55</text:p>
          </table:table-cell>
          <table:table-cell table:style-name="ce12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6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Code_56</text:p>
          </table:table-cell>
          <table:table-cell table:style-name="ce12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Code_57</text:p>
          </table:table-cell>
          <table:table-cell table:style-name="ce12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Code_58</text:p>
          </table:table-cell>
          <table:table-cell table:style-name="ce12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Code_59</text:p>
          </table:table-cell>
          <table:table-cell table:style-name="ce12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Code_60</text:p>
          </table:table-cell>
          <table:table-cell table:style-name="ce12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Code_61</text:p>
          </table:table-cell>
          <table:table-cell table:style-name="ce12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Code_62</text:p>
          </table:table-cell>
          <table:table-cell table:style-name="ce12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Code_63</text:p>
          </table:table-cell>
          <table:table-cell table:style-name="ce12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Code_64</text:p>
          </table:table-cell>
          <table:table-cell table:style-name="ce12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Code_65</text:p>
          </table:table-cell>
          <table:table-cell table:style-name="ce12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Code_66</text:p>
          </table:table-cell>
          <table:table-cell table:style-name="ce12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Code_67</text:p>
          </table:table-cell>
          <table:table-cell table:style-name="ce12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Code_68</text:p>
          </table:table-cell>
          <table:table-cell table:style-name="ce12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Code_69</text:p>
          </table:table-cell>
          <table:table-cell table:style-name="ce12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Code_70</text:p>
          </table:table-cell>
          <table:table-cell table:style-name="ce12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Code_71</text:p>
          </table:table-cell>
          <table:table-cell table:style-name="ce12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string" calcext:value-type="string">
            <text:p>Code_72</text:p>
          </table:table-cell>
          <table:table-cell table:style-name="ce12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Code_73</text:p>
          </table:table-cell>
          <table:table-cell table:style-name="ce12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Code_74</text:p>
          </table:table-cell>
          <table:table-cell table:style-name="ce12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Code_75</text:p>
          </table:table-cell>
          <table:table-cell table:style-name="ce12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6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Code_76</text:p>
          </table:table-cell>
          <table:table-cell table:style-name="ce12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Code_77</text:p>
          </table:table-cell>
          <table:table-cell table:style-name="ce12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Code_78</text:p>
          </table:table-cell>
          <table:table-cell table:style-name="ce12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Code_79</text:p>
          </table:table-cell>
          <table:table-cell table:style-name="ce12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Code_80</text:p>
          </table:table-cell>
          <table:table-cell table:style-name="ce12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Code_81</text:p>
          </table:table-cell>
          <table:table-cell table:style-name="ce12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Code_82</text:p>
          </table:table-cell>
          <table:table-cell table:style-name="ce12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Code_83</text:p>
          </table:table-cell>
          <table:table-cell table:style-name="ce12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Code_84</text:p>
          </table:table-cell>
          <table:table-cell table:style-name="ce12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Code_85</text:p>
          </table:table-cell>
          <table:table-cell table:style-name="ce12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Code_86</text:p>
          </table:table-cell>
          <table:table-cell table:style-name="ce12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7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Code_87</text:p>
          </table:table-cell>
          <table:table-cell table:style-name="ce12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Code_88</text:p>
          </table:table-cell>
          <table:table-cell table:style-name="ce12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Code_89</text:p>
          </table:table-cell>
          <table:table-cell table:style-name="ce12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Code_90</text:p>
          </table:table-cell>
          <table:table-cell table:style-name="ce12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string" calcext:value-type="string">
            <text:p>Code_91</text:p>
          </table:table-cell>
          <table:table-cell table:style-name="ce12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2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Code_92</text:p>
          </table:table-cell>
          <table:table-cell table:style-name="ce12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3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Code_93</text:p>
          </table:table-cell>
          <table:table-cell table:style-name="ce12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Code_94</text:p>
          </table:table-cell>
          <table:table-cell table:style-name="ce12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Code_95</text:p>
          </table:table-cell>
          <table:table-cell table:style-name="ce12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string" calcext:value-type="string">
            <text:p>Code_96</text:p>
          </table:table-cell>
          <table:table-cell table:style-name="ce12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7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Code_97</text:p>
          </table:table-cell>
          <table:table-cell table:style-name="ce12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8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Code_98</text:p>
          </table:table-cell>
          <table:table-cell table:style-name="ce12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Code_99</text:p>
          </table:table-cell>
          <table:table-cell table:style-name="ce12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ode_100</text:p>
          </table:table-cell>
          <table:table-cell table:style-name="ce12" office:value-type="string" calcext:value-type="string">
            <text:p>Le code 10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3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3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de_4</text:p>
          </table:table-cell>
          <table:table-cell table:style-name="ce12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de_5</text:p>
          </table:table-cell>
          <table:table-cell table:style-name="ce12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ode_6</text:p>
          </table:table-cell>
          <table:table-cell table:style-name="ce12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ode_7</text:p>
          </table:table-cell>
          <table:table-cell table:style-name="ce12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de_8</text:p>
          </table:table-cell>
          <table:table-cell table:style-name="ce12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de_9</text:p>
          </table:table-cell>
          <table:table-cell table:style-name="ce12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Code_10</text:p>
          </table:table-cell>
          <table:table-cell table:style-name="ce12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ode_1</text:p>
          </table:table-cell>
          <table:table-cell table:style-name="ce12" office:value-type="string" calcext:value-type="string">
            <text:p>Le code 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ode_2</text:p>
          </table:table-cell>
          <table:table-cell table:style-name="ce12" office:value-type="string" calcext:value-type="string">
            <text:p>Le code 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ode_3</text:p>
          </table:table-cell>
          <table:table-cell table:style-name="ce12" office:value-type="string" calcext:value-type="string">
            <text:p>Le code 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Code_4</text:p>
          </table:table-cell>
          <table:table-cell table:style-name="ce12" office:value-type="string" calcext:value-type="string">
            <text:p>Le code 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de_5</text:p>
          </table:table-cell>
          <table:table-cell table:style-name="ce12" office:value-type="string" calcext:value-type="string">
            <text:p>Le code 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ode_6</text:p>
          </table:table-cell>
          <table:table-cell table:style-name="ce12" office:value-type="string" calcext:value-type="string">
            <text:p>Le code 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ode_7</text:p>
          </table:table-cell>
          <table:table-cell table:style-name="ce12" office:value-type="string" calcext:value-type="string">
            <text:p>Le code 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Code_8</text:p>
          </table:table-cell>
          <table:table-cell table:style-name="ce12" office:value-type="string" calcext:value-type="string">
            <text:p>Le code 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Code_9</text:p>
          </table:table-cell>
          <table:table-cell table:style-name="ce12" office:value-type="string" calcext:value-type="string">
            <text:p>Le code 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Code_10</text:p>
          </table:table-cell>
          <table:table-cell table:style-name="ce12" office:value-type="string" calcext:value-type="string">
            <text:p>Le code 1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Code_11</text:p>
          </table:table-cell>
          <table:table-cell table:style-name="ce12" office:value-type="string" calcext:value-type="string">
            <text:p>Le code 1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ode_12</text:p>
          </table:table-cell>
          <table:table-cell table:style-name="ce12" office:value-type="string" calcext:value-type="string">
            <text:p>Le code 1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Code_13</text:p>
          </table:table-cell>
          <table:table-cell table:style-name="ce12" office:value-type="string" calcext:value-type="string">
            <text:p>Le code 1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Code_14</text:p>
          </table:table-cell>
          <table:table-cell table:style-name="ce12" office:value-type="string" calcext:value-type="string">
            <text:p>Le code 1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Code_15</text:p>
          </table:table-cell>
          <table:table-cell table:style-name="ce12" office:value-type="string" calcext:value-type="string">
            <text:p>Le code 1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Code_16</text:p>
          </table:table-cell>
          <table:table-cell table:style-name="ce12" office:value-type="string" calcext:value-type="string">
            <text:p>Le code 1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Code_17</text:p>
          </table:table-cell>
          <table:table-cell table:style-name="ce12" office:value-type="string" calcext:value-type="string">
            <text:p>Le code 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Code_18</text:p>
          </table:table-cell>
          <table:table-cell table:style-name="ce12" office:value-type="string" calcext:value-type="string">
            <text:p>Le code 1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Code_19</text:p>
          </table:table-cell>
          <table:table-cell table:style-name="ce12" office:value-type="string" calcext:value-type="string">
            <text:p>Le code 1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Code_20</text:p>
          </table:table-cell>
          <table:table-cell table:style-name="ce12" office:value-type="string" calcext:value-type="string">
            <text:p>Le code 2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Code_21</text:p>
          </table:table-cell>
          <table:table-cell table:style-name="ce12" office:value-type="string" calcext:value-type="string">
            <text:p>Le code 2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Code_22</text:p>
          </table:table-cell>
          <table:table-cell table:style-name="ce12" office:value-type="string" calcext:value-type="string">
            <text:p>Le code 2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Code_23</text:p>
          </table:table-cell>
          <table:table-cell table:style-name="ce12" office:value-type="string" calcext:value-type="string">
            <text:p>Le code 2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Code_24</text:p>
          </table:table-cell>
          <table:table-cell table:style-name="ce12" office:value-type="string" calcext:value-type="string">
            <text:p>Le code 2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Code_25</text:p>
          </table:table-cell>
          <table:table-cell table:style-name="ce12" office:value-type="string" calcext:value-type="string">
            <text:p>Le code 2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Code_26</text:p>
          </table:table-cell>
          <table:table-cell table:style-name="ce12" office:value-type="string" calcext:value-type="string">
            <text:p>Le code 2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ode_27</text:p>
          </table:table-cell>
          <table:table-cell table:style-name="ce12" office:value-type="string" calcext:value-type="string">
            <text:p>Le code 2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Code_28</text:p>
          </table:table-cell>
          <table:table-cell table:style-name="ce12" office:value-type="string" calcext:value-type="string">
            <text:p>Le code 2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Code_29</text:p>
          </table:table-cell>
          <table:table-cell table:style-name="ce12" office:value-type="string" calcext:value-type="string">
            <text:p>Le code 2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Code_30</text:p>
          </table:table-cell>
          <table:table-cell table:style-name="ce12" office:value-type="string" calcext:value-type="string">
            <text:p>Le code 3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Code_31</text:p>
          </table:table-cell>
          <table:table-cell table:style-name="ce12" office:value-type="string" calcext:value-type="string">
            <text:p>Le code 3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Code_32</text:p>
          </table:table-cell>
          <table:table-cell table:style-name="ce12" office:value-type="string" calcext:value-type="string">
            <text:p>Le code 3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string" calcext:value-type="string">
            <text:p>Code_33</text:p>
          </table:table-cell>
          <table:table-cell table:style-name="ce12" office:value-type="string" calcext:value-type="string">
            <text:p>Le code 3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string" calcext:value-type="string">
            <text:p>Code_34</text:p>
          </table:table-cell>
          <table:table-cell table:style-name="ce12" office:value-type="string" calcext:value-type="string">
            <text:p>Le code 3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Code_35</text:p>
          </table:table-cell>
          <table:table-cell table:style-name="ce12" office:value-type="string" calcext:value-type="string">
            <text:p>Le code 3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Code_36</text:p>
          </table:table-cell>
          <table:table-cell table:style-name="ce12" office:value-type="string" calcext:value-type="string">
            <text:p>Le code 3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Code_37</text:p>
          </table:table-cell>
          <table:table-cell table:style-name="ce12" office:value-type="string" calcext:value-type="string">
            <text:p>Le code 3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Code_38</text:p>
          </table:table-cell>
          <table:table-cell table:style-name="ce12" office:value-type="string" calcext:value-type="string">
            <text:p>Le code 3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Code_39</text:p>
          </table:table-cell>
          <table:table-cell table:style-name="ce12" office:value-type="string" calcext:value-type="string">
            <text:p>Le code 3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ode_40</text:p>
          </table:table-cell>
          <table:table-cell table:style-name="ce12" office:value-type="string" calcext:value-type="string">
            <text:p>Le code 4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Code_41</text:p>
          </table:table-cell>
          <table:table-cell table:style-name="ce12" office:value-type="string" calcext:value-type="string">
            <text:p>Le code 4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Code_42</text:p>
          </table:table-cell>
          <table:table-cell table:style-name="ce12" office:value-type="string" calcext:value-type="string">
            <text:p>Le code 4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Code_43</text:p>
          </table:table-cell>
          <table:table-cell table:style-name="ce12" office:value-type="string" calcext:value-type="string">
            <text:p>Le code 4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Code_44</text:p>
          </table:table-cell>
          <table:table-cell table:style-name="ce12" office:value-type="string" calcext:value-type="string">
            <text:p>Le code 4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Code_45</text:p>
          </table:table-cell>
          <table:table-cell table:style-name="ce12" office:value-type="string" calcext:value-type="string">
            <text:p>Le code 4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Code_46</text:p>
          </table:table-cell>
          <table:table-cell table:style-name="ce12" office:value-type="string" calcext:value-type="string">
            <text:p>Le code 4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Code_47</text:p>
          </table:table-cell>
          <table:table-cell table:style-name="ce12" office:value-type="string" calcext:value-type="string">
            <text:p>Le code 4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Code_48</text:p>
          </table:table-cell>
          <table:table-cell table:style-name="ce12" office:value-type="string" calcext:value-type="string">
            <text:p>Le code 4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Code_49</text:p>
          </table:table-cell>
          <table:table-cell table:style-name="ce12" office:value-type="string" calcext:value-type="string">
            <text:p>Le code 4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Code_50</text:p>
          </table:table-cell>
          <table:table-cell table:style-name="ce12" office:value-type="string" calcext:value-type="string">
            <text:p>Le code 5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Code_51</text:p>
          </table:table-cell>
          <table:table-cell table:style-name="ce12" office:value-type="string" calcext:value-type="string">
            <text:p>Le code 5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string" calcext:value-type="string">
            <text:p>Code_52</text:p>
          </table:table-cell>
          <table:table-cell table:style-name="ce12" office:value-type="string" calcext:value-type="string">
            <text:p>Le code 5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Code_53</text:p>
          </table:table-cell>
          <table:table-cell table:style-name="ce12" office:value-type="string" calcext:value-type="string">
            <text:p>Le code 5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string" calcext:value-type="string">
            <text:p>Code_54</text:p>
          </table:table-cell>
          <table:table-cell table:style-name="ce12" office:value-type="string" calcext:value-type="string">
            <text:p>Le code 5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Code_55</text:p>
          </table:table-cell>
          <table:table-cell table:style-name="ce12" office:value-type="string" calcext:value-type="string">
            <text:p>Le code 5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6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Code_56</text:p>
          </table:table-cell>
          <table:table-cell table:style-name="ce12" office:value-type="string" calcext:value-type="string">
            <text:p>Le code 5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Code_57</text:p>
          </table:table-cell>
          <table:table-cell table:style-name="ce12" office:value-type="string" calcext:value-type="string">
            <text:p>Le code 5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Code_58</text:p>
          </table:table-cell>
          <table:table-cell table:style-name="ce12" office:value-type="string" calcext:value-type="string">
            <text:p>Le code 5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59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Code_59</text:p>
          </table:table-cell>
          <table:table-cell table:style-name="ce12" office:value-type="string" calcext:value-type="string">
            <text:p>Le code 5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Code_60</text:p>
          </table:table-cell>
          <table:table-cell table:style-name="ce12" office:value-type="string" calcext:value-type="string">
            <text:p>Le code 6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Code_61</text:p>
          </table:table-cell>
          <table:table-cell table:style-name="ce12" office:value-type="string" calcext:value-type="string">
            <text:p>Le code 6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Code_62</text:p>
          </table:table-cell>
          <table:table-cell table:style-name="ce12" office:value-type="string" calcext:value-type="string">
            <text:p>Le code 6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Code_63</text:p>
          </table:table-cell>
          <table:table-cell table:style-name="ce12" office:value-type="string" calcext:value-type="string">
            <text:p>Le code 6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Code_64</text:p>
          </table:table-cell>
          <table:table-cell table:style-name="ce12" office:value-type="string" calcext:value-type="string">
            <text:p>Le code 6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Code_65</text:p>
          </table:table-cell>
          <table:table-cell table:style-name="ce12" office:value-type="string" calcext:value-type="string">
            <text:p>Le code 6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Code_66</text:p>
          </table:table-cell>
          <table:table-cell table:style-name="ce12" office:value-type="string" calcext:value-type="string">
            <text:p>Le code 6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string" calcext:value-type="string">
            <text:p>Code_67</text:p>
          </table:table-cell>
          <table:table-cell table:style-name="ce12" office:value-type="string" calcext:value-type="string">
            <text:p>Le code 6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Code_68</text:p>
          </table:table-cell>
          <table:table-cell table:style-name="ce12" office:value-type="string" calcext:value-type="string">
            <text:p>Le code 6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Code_69</text:p>
          </table:table-cell>
          <table:table-cell table:style-name="ce12" office:value-type="string" calcext:value-type="string">
            <text:p>Le code 6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string" calcext:value-type="string">
            <text:p>Code_70</text:p>
          </table:table-cell>
          <table:table-cell table:style-name="ce12" office:value-type="string" calcext:value-type="string">
            <text:p>Le code 7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Code_71</text:p>
          </table:table-cell>
          <table:table-cell table:style-name="ce12" office:value-type="string" calcext:value-type="string">
            <text:p>Le code 7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string" calcext:value-type="string">
            <text:p>Code_72</text:p>
          </table:table-cell>
          <table:table-cell table:style-name="ce12" office:value-type="string" calcext:value-type="string">
            <text:p>Le code 7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Code_73</text:p>
          </table:table-cell>
          <table:table-cell table:style-name="ce12" office:value-type="string" calcext:value-type="string">
            <text:p>Le code 7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Code_74</text:p>
          </table:table-cell>
          <table:table-cell table:style-name="ce12" office:value-type="string" calcext:value-type="string">
            <text:p>Le code 7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Code_75</text:p>
          </table:table-cell>
          <table:table-cell table:style-name="ce12" office:value-type="string" calcext:value-type="string">
            <text:p>Le code 7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6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string" calcext:value-type="string">
            <text:p>Code_76</text:p>
          </table:table-cell>
          <table:table-cell table:style-name="ce12" office:value-type="string" calcext:value-type="string">
            <text:p>Le code 7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Code_77</text:p>
          </table:table-cell>
          <table:table-cell table:style-name="ce12" office:value-type="string" calcext:value-type="string">
            <text:p>Le code 7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Code_78</text:p>
          </table:table-cell>
          <table:table-cell table:style-name="ce12" office:value-type="string" calcext:value-type="string">
            <text:p>Le code 7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string" calcext:value-type="string">
            <text:p>Code_79</text:p>
          </table:table-cell>
          <table:table-cell table:style-name="ce12" office:value-type="string" calcext:value-type="string">
            <text:p>Le code 7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Code_80</text:p>
          </table:table-cell>
          <table:table-cell table:style-name="ce12" office:value-type="string" calcext:value-type="string">
            <text:p>Le code 8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Code_81</text:p>
          </table:table-cell>
          <table:table-cell table:style-name="ce12" office:value-type="string" calcext:value-type="string">
            <text:p>Le code 8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Code_82</text:p>
          </table:table-cell>
          <table:table-cell table:style-name="ce12" office:value-type="string" calcext:value-type="string">
            <text:p>Le code 8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Code_83</text:p>
          </table:table-cell>
          <table:table-cell table:style-name="ce12" office:value-type="string" calcext:value-type="string">
            <text:p>Le code 8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Code_84</text:p>
          </table:table-cell>
          <table:table-cell table:style-name="ce12" office:value-type="string" calcext:value-type="string">
            <text:p>Le code 8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string" calcext:value-type="string">
            <text:p>Code_85</text:p>
          </table:table-cell>
          <table:table-cell table:style-name="ce12" office:value-type="string" calcext:value-type="string">
            <text:p>Le code 8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Code_86</text:p>
          </table:table-cell>
          <table:table-cell table:style-name="ce12" office:value-type="string" calcext:value-type="string">
            <text:p>Le code 8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7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Code_87</text:p>
          </table:table-cell>
          <table:table-cell table:style-name="ce12" office:value-type="string" calcext:value-type="string">
            <text:p>Le code 8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Code_88</text:p>
          </table:table-cell>
          <table:table-cell table:style-name="ce12" office:value-type="string" calcext:value-type="string">
            <text:p>Le code 8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Code_89</text:p>
          </table:table-cell>
          <table:table-cell table:style-name="ce12" office:value-type="string" calcext:value-type="string">
            <text:p>Le code 8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string" calcext:value-type="string">
            <text:p>Code_90</text:p>
          </table:table-cell>
          <table:table-cell table:style-name="ce12" office:value-type="string" calcext:value-type="string">
            <text:p>Le code 90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string" calcext:value-type="string">
            <text:p>Code_91</text:p>
          </table:table-cell>
          <table:table-cell table:style-name="ce12" office:value-type="string" calcext:value-type="string">
            <text:p>Le code 9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2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Code_92</text:p>
          </table:table-cell>
          <table:table-cell table:style-name="ce12" office:value-type="string" calcext:value-type="string">
            <text:p>Le code 92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3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Code_93</text:p>
          </table:table-cell>
          <table:table-cell table:style-name="ce12" office:value-type="string" calcext:value-type="string">
            <text:p>Le code 93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Code_94</text:p>
          </table:table-cell>
          <table:table-cell table:style-name="ce12" office:value-type="string" calcext:value-type="string">
            <text:p>Le code 94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string" calcext:value-type="string">
            <text:p>Code_95</text:p>
          </table:table-cell>
          <table:table-cell table:style-name="ce12" office:value-type="string" calcext:value-type="string">
            <text:p>Le code 95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string" calcext:value-type="string">
            <text:p>Code_96</text:p>
          </table:table-cell>
          <table:table-cell table:style-name="ce12" office:value-type="string" calcext:value-type="string">
            <text:p>Le code 96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7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string" calcext:value-type="string">
            <text:p>Code_97</text:p>
          </table:table-cell>
          <table:table-cell table:style-name="ce12" office:value-type="string" calcext:value-type="string">
            <text:p>Le code 9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8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Code_98</text:p>
          </table:table-cell>
          <table:table-cell table:style-name="ce12" office:value-type="string" calcext:value-type="string">
            <text:p>Le code 98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Code_99</text:p>
          </table:table-cell>
          <table:table-cell table:style-name="ce12" office:value-type="string" calcext:value-type="string">
            <text:p>Le code 99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ARRAY_CODE_100</text:p>
          </table:table-cell>
          <table:table-cell table:style-name="ce12" office:value-type="string" calcext:value-type="string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Code_100</text:p>
          </table:table-cell>
          <table:table-cell table:style-name="ce12" office:value-type="string" calcext:value-type="string">
            <text:p>Le code 100</text:p>
          </table:table-cell>
          <table:table-cell table:number-columns-repeated="1019"/>
        </table:table-row>
        <table:table-row table:style-name="ro5" table:number-rows-repeated="649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4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6">
          <table:table-cell table:style-name="ce1" office:value-type="string" calcext:value-type="string">
            <text:p>Unit</text:p>
            <draw:control table:end-cell-address="mode_tree.B1" table:end-x="0.848cm" table:end-y="0.457cm" draw:z-index="0" draw:name="Export CSV" draw:style-name="gr1" draw:text-style-name="P1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Parent_code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1 Label</text:p>
          </table:table-cell>
          <table:table-cell table:style-name="ce17" office:value-type="string" calcext:value-type="string">
            <text:p>1 Defini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1 Label</text:p>
          </table:table-cell>
          <table:table-cell table:style-name="ce17" office:value-type="string" calcext:value-type="string">
            <text:p>11 Definit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12 <text:s/>Label</text:p>
          </table:table-cell>
          <table:table-cell table:style-name="ce12" office:value-type="string" calcext:value-type="string">
            <text:p>12 Definiti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string" calcext:value-type="string">
            <text:p>11.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11.1 <text:s/>Label</text:p>
          </table:table-cell>
          <table:table-cell table:style-name="ce17" office:value-type="string" calcext:value-type="string">
            <text:p>11.1 Definiti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*</text:p>
          </table:table-cell>
          <table:table-cell table:style-name="ce17" office:value-type="string" calcext:value-type="string">
            <text:p>2 <text:s/>Label</text:p>
          </table:table-cell>
          <table:table-cell table:style-name="ce17" office:value-type="string" calcext:value-type="string">
            <text:p>2 Definiti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21 <text:s/>Label</text:p>
          </table:table-cell>
          <table:table-cell table:style-name="ce17" office:value-type="string" calcext:value-type="string">
            <text:p>21 Definitio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22 <text:s/>Label</text:p>
          </table:table-cell>
          <table:table-cell table:style-name="ce17" office:value-type="string" calcext:value-type="string">
            <text:p>22 Definiti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 calcext:value-type="string">
            <text:p>CODE_TREE</text:p>
          </table:table-cell>
          <table:table-cell table:style-name="ce17" office:value-type="string" calcext:value-type="string">
            <text:p>22.1</text:p>
          </table:table-cell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22.1 <text:s/>Label</text:p>
          </table:table-cell>
          <table:table-cell table:style-name="ce17" office:value-type="string" calcext:value-type="string">
            <text:p>22.1 Defini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row table:style-name="ro1">
          <table:table-cell table:style-name="ce1" office:value-type="string" calcext:value-type="string">
            <text:p>Source Unit</text:p>
            <draw:control table:end-cell-address="group_mode.A1" table:end-x="5.732cm" table:end-y="0.851cm" draw:z-index="0" draw:name="Export CSV" draw:style-name="gr1" draw:text-style-name="P1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6" office:value-type="string" calcext:value-type="string">
            <text:p>Source Code</text:p>
          </table:table-cell>
          <table:table-cell table:style-name="ce1" office:value-type="string" calcext:value-type="string">
            <text:p>Destination Unit</text:p>
          </table:table-cell>
          <table:table-cell table:style-name="ce9" office:value-type="string" calcext:value-type="string">
            <text:p>Destination Code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18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18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table:style-name="ce18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2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3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4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5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6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6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7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8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0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1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2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3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4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5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6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7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8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99</text:p>
          </table:table-cell>
          <table:table-cell table:style-name="Default"/>
        </table:table-row>
        <table:table-row table:style-name="ro3">
          <table:table-cell table:style-name="ce12" office:value-type="string" calcext:value-type="string">
            <text:p>CODE_CODE_1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CODE_CODE_100</text:p>
          </table:table-cell>
          <table:table-cell table:style-name="ce12" office:value-type="string" calcext:value-type="string">
            <text:p>100</text:p>
          </table:table-cell>
          <table:table-cell table:style-name="Default"/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ce20"/>
        <table:table-column table:style-name="co26" table:default-cell-style-name="ce20"/>
        <table:table-column table:style-name="co7" table:number-columns-repeated="1022" table:default-cell-style-name="Default"/>
        <table:table-row table:style-name="ro7">
          <table:table-cell table:style-name="ce1" office:value-type="string" calcext:value-type="string">
            <text:p>Unit</text:p>
            <draw:control table:end-cell-address="dynamode.B1" table:end-x="1.505cm" table:end-y="1.01cm" draw:z-index="0" draw:name="Export CSV" draw:style-name="gr1" draw:text-style-name="P1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SQL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SELECT DISTINCT DP as code, NOM_DEPART as label, NOM_DEPART || ' (' || NOM_REGION || ')' as definition, dp as position FROM mapping.departements ORDER BY NOM_DEPART</text:p>
          </table:table-cell>
          <table:table-cell table:number-columns-repeated="1022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SELECT code as code, nom || ' (' || code || ')' as label, nom || ' (' || code || ')' as definition, code as position FROM mapping.communes ORDER BY nom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PROVIDER_ID</text:p>
          </table:table-cell>
          <table:table-cell table:style-name="ce19" office:value-type="string" calcext:value-type="string">
            <text:p>SELECT id as code, label, definition, id as position FROM website.providers ORDER BY lab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3</text:p>
          </table:table-cell>
          <table:table-cell office:value-type="string" calcext:value-type="string">
            <text:p>SELECT code, label, definition, position FROM MODE WHERE unit='CODE_CODE_3' ORDER BY position</text:p>
          </table:table-cell>
          <table:table-cell table:style-name="ce5" table:number-columns-repeated="1022"/>
        </table:table-row>
        <table:table-row table:style-name="ro3">
          <table:table-cell office:value-type="string" calcext:value-type="string">
            <text:p>CODE_DYNAMIC_10</text:p>
          </table:table-cell>
          <table:table-cell office:value-type="string" calcext:value-type="string">
            <text:p>SELECT code, label, definition, position FROM MODE WHERE unit='CODE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_DYNAMIC_100</text:p>
          </table:table-cell>
          <table:table-cell office:value-type="string" calcext:value-type="string">
            <text:p>SELECT code, label, definition, position FROM MODE WHERE unit='CODE_CODE_10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3</text:p>
          </table:table-cell>
          <table:table-cell office:value-type="string" calcext:value-type="string">
            <text:p>SELECT code, label, definition, position FROM MODE WHERE unit='ARRAY_CODE_3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</text:p>
          </table:table-cell>
          <table:table-cell office:value-type="string" calcext:value-type="string">
            <text:p>SELECT code, label, definition, position FROM MODE WHERE unit='ARRAY_CODE_10' ORDER BY posi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RAY_DYNAMIC_100</text:p>
          </table:table-cell>
          <table:table-cell office:value-type="string" calcext:value-type="string">
            <text:p>SELECT code, label, definition, position FROM MODE WHERE unit='ARRAY_CODE_100' ORDER BY position</text:p>
          </table:table-cell>
          <table:table-cell table:number-columns-repeated="1022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6" table:number-columns-repeated="252" table:default-cell-style-name="Default"/>
        <table:table-column table:style-name="co7" table:number-columns-repeated="768" table:default-cell-style-name="Default"/>
        <table:table-row table:style-name="ro9">
          <table:table-cell table:style-name="ce9" office:value-type="string" calcext:value-type="string">
            <text:p>Unit </text:p>
            <draw:control table:end-cell-address="range.B2" table:end-x="1.521cm" table:end-y="0.032cm" draw:z-index="0" draw:name="Export CSV" draw:style-name="gr1" draw:text-style-name="P1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number-columns-repeated="1021"/>
        </table:table-row>
        <table:table-row table:style-name="ro5">
          <table:table-cell table:style-name="ce22" office:value-type="string" calcext:value-type="string">
            <text:p>PERCENTA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53"/>
          <table:table-cell table:number-columns-repeated="768"/>
        </table:table-row>
        <table:table-row table:style-name="ro5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UMERIC_RAN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1021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ce5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4">
          <table:table-cell table:style-name="ce1" office:value-type="string" calcext:value-type="string">
            <text:p>Format</text:p>
            <draw:control table:end-cell-address="table_format.B1" table:end-x="0.013cm" table:end-y="0.905cm" draw:z-index="0" draw:name="Export CSV" draw:style-name="gr1" draw:text-style-name="P1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Table Name</text:p>
          </table:table-cell>
          <table:table-cell table:style-name="ce9" office:value-type="string" calcext:value-type="string">
            <text:p>Schema</text:p>
          </table:table-cell>
          <table:table-cell table:style-name="ce9" office:value-type="string" calcext:value-type="string">
            <text:p>Primary Keys</text:p>
          </table:table-cell>
          <table:table-cell table:style-name="ce9" office:value-type="string" calcext:value-type="string">
            <text:p>Label</text:p>
          </table:table-cell>
        </table:table-row>
        <table:table-row table:style-name="ro2">
          <table:table-cell table:style-name="ce2" office:value-type="string" calcext:value-type="string">
            <text:p>METADATA_MOD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METADATA</text:p>
          </table:table-cell>
          <table:table-cell table:style-name="ce2" office:value-type="string" calcext:value-type="string">
            <text:p>UNIT,CODE</text:p>
          </table:table-cell>
          <table:table-cell table:style-name="ce2" office:value-type="string" calcext:value-type="string">
            <text:p>Mode</text:p>
          </table:table-cell>
        </table:table-row>
        <table:table-row table:style-name="ro2">
          <table:table-cell table:style-name="ce2" office:value-type="string" calcext:value-type="string">
            <text:p>MAPPING_LAYER</text:p>
          </table:table-cell>
          <table:table-cell table:style-name="ce2" office:value-type="string" calcext:value-type="string">
            <text:p>LAYER</text:p>
          </table:table-cell>
          <table:table-cell table:style-name="ce2" office:value-type="string" calcext:value-type="string">
            <text:p>MAPPING</text:p>
          </table:table-cell>
          <table:table-cell table:style-name="ce2" office:value-type="string" calcext:value-type="string">
            <text:p>LAYER_NAME</text:p>
          </table:table-cell>
          <table:table-cell table:style-name="ce2"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5">
          <table:table-cell office:value-type="string" calcext:value-type="string">
            <text:p>PLOT_DATA</text:p>
          </table:table-cell>
          <table:table-cell table:style-name="ce5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5">
          <table:table-cell office:value-type="string" calcext:value-type="string">
            <text:p>SPECIES_DATA</text:p>
          </table:table-cell>
          <table:table-cell table:style-name="ce5" office:value-type="string" calcext:value-type="string">
            <text:p>SPECIES_DATA</text:p>
          </table:table-cell>
          <table:table-cell table:style-name="ce5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5">
          <table:table-cell office:value-type="string" calcext:value-type="string">
            <text:p>TREE_DATA</text:p>
          </table:table-cell>
          <table:table-cell table:style-name="ce5" office:value-type="string" calcext:value-type="string">
            <text:p>TREE_DATA</text:p>
          </table:table-cell>
          <table:table-cell table:style-name="ce5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5">
          <table:table-cell office:value-type="string" calcext:value-type="string">
            <text:p>HARMONIZED_LOCATION_DATA</text:p>
          </table:table-cell>
          <table:table-cell table:style-name="ce5" office:value-type="string" calcext:value-type="string">
            <text:p>HARMONIZED_LOCATION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5">
          <table:table-cell office:value-type="string" calcext:value-type="string">
            <text:p>HARMONIZED_PLOT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5">
          <table:table-cell office:value-type="string" calcext:value-type="string">
            <text:p>HARMONIZED_SPECIES_DATA</text:p>
          </table:table-cell>
          <table:table-cell table:style-name="ce5" office:value-type="string" calcext:value-type="string">
            <text:p>HARMONIZED_SPECIES_DATA</text:p>
          </table:table-cell>
          <table:table-cell table:style-name="ce5" office:value-type="string" calcext:value-type="string">
            <text:p>HARMONIZED_DATA</text:p>
          </table:table-cell>
          <table:table-cell table:style-name="ce4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5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5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3"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1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_1_ID</text:p>
          </table:table-cell>
          <table:table-cell table:style-name="ce6" office:value-type="string" calcext:value-type="string">
            <text:p>Test table 1</text:p>
          </table:table-cell>
        </table:table-row>
        <table:table-row table:style-name="ro3"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2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_2_ID</text:p>
          </table:table-cell>
          <table:table-cell table:style-name="ce6" office:value-type="string" calcext:value-type="string">
            <text:p>Test table 2</text:p>
          </table:table-cell>
        </table:table-row>
        <table:table-row table:style-name="ro3"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3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DATA_3_ID</text:p>
          </table:table-cell>
          <table:table-cell table:style-name="ce6" office:value-type="string" calcext:value-type="string">
            <text:p>Test table 3</text:p>
          </table:table-cell>
        </table:table-row>
        <table:table-row table:style-name="ro3"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HARMONIZED_TEST_1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TEST_DATA_1_ID</text:p>
          </table:table-cell>
          <table:table-cell table:style-name="ce6" office:value-type="string" calcext:value-type="string">
            <text:p>Harmonized test table 1</text:p>
          </table:table-cell>
        </table:table-row>
        <table:table-row table:style-name="ro3"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HARMONIZED_TEST_2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TEST_DATA_2_ID</text:p>
          </table:table-cell>
          <table:table-cell table:style-name="ce6" office:value-type="string" calcext:value-type="string">
            <text:p>Harmonized test table 2</text:p>
          </table:table-cell>
        </table:table-row>
        <table:table-row table:style-name="ro3"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HARMONIZED_TEST_3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TEST_DATA_3_ID</text:p>
          </table:table-cell>
          <table:table-cell table:style-name="ce6" office:value-type="string" calcext:value-type="string">
            <text:p>Harmonized test table 3</text:p>
          </table:table-cell>
        </table:table-row>
        <table:table-row table:style-name="ro5" table:number-rows-repeated="19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6" table:number-columns-repeated="2" table:default-cell-style-name="Default"/>
        <table:table-column table:style-name="co7" table:number-columns-repeated="1019" table:default-cell-style-name="Default"/>
        <table:table-row table:style-name="ro3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Is Opene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OCATION_FORM</text:p>
          </table:table-cell>
          <table:table-cell office:value-type="string" calcext:value-type="string">
            <text:p>Spatial Query</text:p>
          </table:table-cell>
          <table:table-cell office:value-type="string" calcext:value-type="string">
            <text:p>Plot 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LOT_FORM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lot Data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 Dat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ST_1_FORM</text:p>
          </table:table-cell>
          <table:table-cell table:style-name="ce6" office:value-type="string" calcext:value-type="string">
            <text:p>Test 1 form</text:p>
          </table:table-cell>
          <table:table-cell table:style-name="ce6" office:value-type="string" calcext:value-type="string">
            <text:p>The test 1 for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1019"/>
        </table:table-row>
        <table:table-row table:style-name="ro3">
          <table:table-cell table:style-name="ce6" office:value-type="string" calcext:value-type="string">
            <text:p>TEST_2_FORM</text:p>
          </table:table-cell>
          <table:table-cell table:style-name="ce6" office:value-type="string" calcext:value-type="string">
            <text:p>Test 2 form</text:p>
          </table:table-cell>
          <table:table-cell table:style-name="ce6" office:value-type="string" calcext:value-type="string">
            <text:p>The test 2 form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le_format" table:style-name="ta1" table:print="false">
        <office:forms form:automatic-focus="false" form:apply-design-mode="false"/>
        <table:table-column table:style-name="co35" table:default-cell-style-name="ce5"/>
        <table:table-column table:style-name="co3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5"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File Extension</text:p>
          </table:table-cell>
          <table:table-cell table:style-name="ce21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21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21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5">
          <table:table-cell office:value-type="string" calcext:value-type="string">
            <text:p>LOCATION_FILE</text:p>
          </table:table-cell>
          <table:table-cell table:style-name="ce5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 file</text:p>
          </table:table-cell>
        </table:table-row>
        <table:table-row table:style-name="ro5">
          <table:table-cell office:value-type="string" calcext:value-type="string">
            <text:p>PLOT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lot file</text:p>
          </table:table-cell>
        </table:table-row>
        <table:table-row table:style-name="ro5">
          <table:table-cell office:value-type="string" calcext:value-type="string">
            <text:p>SPECIES_FILE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es file</text:p>
          </table:table-cell>
        </table:table-row>
        <table:table-row table:style-name="ro5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 file</text:p>
          </table:table-cell>
        </table:table-row>
        <table:table-row table:style-name="ro3">
          <table:table-cell table:style-name="ce6" office:value-type="string" calcext:value-type="string">
            <text:p>TEST_1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1_FI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st 1 file</text:p>
          </table:table-cell>
        </table:table-row>
        <table:table-row table:style-name="ro3">
          <table:table-cell table:style-name="ce6" office:value-type="string" calcext:value-type="string">
            <text:p>TEST_2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2_FI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est 2 file</text:p>
          </table:table-cell>
        </table:table-row>
        <table:table-row table:style-name="ro3">
          <table:table-cell table:style-name="ce6" office:value-type="string" calcext:value-type="string">
            <text:p>TEST_3_FILE</text:p>
          </table:table-cell>
          <table:table-cell table:style-name="ce6" office:value-type="string" calcext:value-type="string">
            <text:p>CSV</text:p>
          </table:table-cell>
          <table:table-cell table:style-name="ce6" office:value-type="string" calcext:value-type="string">
            <text:p>TEST_3_FIL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est 3 file</text:p>
          </table:table-cell>
        </table:table-row>
        <table:table-row table:style-name="ro5" table:number-rows-repeated="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5" table:number-rows-repeated="2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5" table:default-cell-style-name="Default"/>
        <table:table-row table:style-name="ro10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Column_Name</text:p>
          </table:table-cell>
          <table:table-cell table:style-name="ce21" office:value-type="string" calcext:value-type="string">
            <text:p>isCalculated</text:p>
          </table:table-cell>
          <table:table-cell table:style-name="ce21" office:value-type="string" calcext:value-type="string">
            <text:p>idEditable</text:p>
          </table:table-cell>
          <table:table-cell table:style-name="ce21" office:value-type="string" calcext:value-type="string">
            <text:p>isInsertable</text:p>
          </table:table-cell>
          <table:table-cell table:style-name="ce21" office:value-type="string" calcext:value-type="string">
            <text:p>isMandatory</text:p>
          </table:table-cell>
          <table:table-cell table:style-name="ce21" office:value-type="string" calcext:value-type="string">
            <text:p>Position</text:p>
          </table:table-cell>
          <table:table-cell table:style-name="ce21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8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8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NV_TIM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5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8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8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8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8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5">
          <table:table-cell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6" office:value-type="string" calcext:value-type="string">
            <text:p>TEST_DATA_1_ID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EXT_STRING_STRING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STR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6" office:value-type="string" calcext:value-type="string">
            <text:p>TEXT_STRING_LINK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LINK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TEXT_NUMERIC_INTEGER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INTEGER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6" office:value-type="string" calcext:value-type="string">
            <text:p>TEXT_NUMERIC_NUMERIC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NUMERIC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>
            <text:p>TEXT_NUMERIC_RANG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RAN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>
            <text:p>NUMERIC_NUMERIC_NUMERIC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NUMERIC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>
            <text:p>NUMERIC_NUMERIC_RANG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RAN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NUMERIC_NUMERIC_INTEGER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INTEGER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6" office:value-type="string" calcext:value-type="string">
            <text:p>NUMERIC_NUMERIC_COORDINAT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COORDINA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6" office:value-type="string" calcext:value-type="string">
            <text:p>DATE_DAT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_DAT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3">
          <table:table-cell table:style-name="ce6" office:value-type="string" calcext:value-type="string">
            <text:p>TIME_TIM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IME_TI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6" office:value-type="string" calcext:value-type="string">
            <text:p>DATETIME_DATETIM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TIME_DATETIM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/>
        </table:table-row>
        <table:table-row table:style-name="ro3">
          <table:table-cell table:style-name="ce6" office:value-type="string" calcext:value-type="string">
            <text:p>GEOM_GEOM_POLYGON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GEOM_GEOM_POLYGO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6" office:value-type="string" calcext:value-type="string">
            <text:p>TEST_DATA_2_ID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EST_DATA_1_ID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PARENT_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CODE_3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CODE_1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CODE_10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DYNAMIC_3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DYNAMIC_1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CODE_DYNAMIC_10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CODE_3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CODE_1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CODE_10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DYNAMIC_3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DYNAMIC_1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/>
        </table:table-row>
        <table:table-row table:style-name="ro3">
          <table:table-cell table:style-name="ce6" office:value-type="string" calcext:value-type="string">
            <text:p>SELECT_ARRAY_DYNAMIC_100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6" office:value-type="string" calcext:value-type="string">
            <text:p>GEOM_GEOM_LINESTRING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GEOM_GEOM_LINESTR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6" office:value-type="string" calcext:value-type="string">
            <text:p>TEST_DATA_3_ID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EST_DATA_2_ID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PARENT_I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6" office:value-type="string" calcext:value-type="string">
            <text:p>CHECKBOX_BOOLEAN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CHECKBOX_BOOLEA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6" office:value-type="string" calcext:value-type="string">
            <text:p>RADIO_BOOLEAN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BOOLEAN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CODE_3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CODE_10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CODE_100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DYNAMIC_3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DYNAMIC_10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6" office:value-type="string" calcext:value-type="string">
            <text:p>RADIO_CODE_DYNAMIC_100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6" office:value-type="string" calcext:value-type="string">
            <text:p>TREE_CODE_TREE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CODE_TRE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3">
          <table:table-cell table:style-name="ce6" office:value-type="string" calcext:value-type="string">
            <text:p>TREE_ARRAY_TREE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ARRAY_TRE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6" office:value-type="string" calcext:value-type="string">
            <text:p>TAXREF_CODE_TAXREF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CODE_TAXREF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/>
        </table:table-row>
        <table:table-row table:style-name="ro3">
          <table:table-cell table:style-name="ce6" office:value-type="string" calcext:value-type="string">
            <text:p>TAXREF_ARRAY_TAXREF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ARRAY_TAXREF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6" office:value-type="string" calcext:value-type="string">
            <text:p>IMAGE_IMAGE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MAGE_IMAGE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6" office:value-type="string" calcext:value-type="string">
            <text:p>GEOM_GEOM_POINT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GEOM_GEOM_POINT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ce6"/>
        <table:table-column table:style-name="co42" table:default-cell-style-name="ce6"/>
        <table:table-column table:style-name="co43" table:default-cell-style-name="ce6"/>
        <table:table-column table:style-name="co44" table:number-columns-repeated="2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6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Criteria</text:p>
          </table:table-cell>
          <table:table-cell table:style-name="ce21" office:value-type="string" calcext:value-type="string">
            <text:p>isResult</text:p>
          </table:table-cell>
          <table:table-cell table:style-name="ce21" office:value-type="string" calcext:value-type="string">
            <office:annotation draw:style-name="gr5" draw:text-style-name="P3" svg:width="9.89cm" svg:height="5.849cm" svg:x="17.067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1" office:value-type="string" calcext:value-type="string">
            <text:p>Position</text:p>
          </table:table-cell>
          <table:table-cell table:style-name="ce21" office:value-type="string" calcext:value-type="string">
            <text:p>is default criteria</text:p>
          </table:table-cell>
          <table:table-cell table:style-name="ce21" office:value-type="string" calcext:value-type="string">
            <text:p>is default result</text:p>
          </table:table-cell>
          <table:table-cell table:style-name="ce21" office:value-type="string" calcext:value-type="string">
            <text:p>default_value</text:p>
          </table:table-cell>
          <table:table-cell table:style-name="ce21" office:value-type="string" calcext:value-type="string">
            <text:p>decimals</text:p>
          </table:table-cell>
          <table:table-cell table:style-name="ce21" office:value-type="string" calcext:value-type="string">
            <text:p>Mask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3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/>
          <table:table-cell office:value-type="string" calcext:value-type="string">
            <text:p>HH:mm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ECKBOX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E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AXREF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UMERIC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EOM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T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D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OM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ile_field" table:style-name="ta1" table:print="false">
        <office:forms form:automatic-focus="false" form:apply-design-mode="false"/>
        <table:table-column table:style-name="co37" table:default-cell-style-name="ce6"/>
        <table:table-column table:style-name="co48" table:default-cell-style-name="ce6"/>
        <table:table-column table:style-name="co6" table:default-cell-style-name="ce6"/>
        <table:table-column table:style-name="co49" table:default-cell-style-name="ce6"/>
        <table:table-column table:style-name="co6" table:default-cell-style-name="ce6"/>
        <table:table-row table:style-name="ro3"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Format</text:p>
          </table:table-cell>
          <table:table-cell table:style-name="ce21" office:value-type="string" calcext:value-type="string">
            <text:p>isMandatory</text:p>
          </table:table-cell>
          <table:table-cell table:style-name="ce21" office:value-type="string" calcext:value-type="string">
            <text:p>Mask</text:p>
          </table:table-cell>
          <table:table-cell table:style-name="ce21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INV_DA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5" office:value-type="string" calcext:value-type="string">
            <text:p>INV_TIM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Default" office:value-type="string" calcext:value-type="string">
            <text:p>HH:mm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5">
          <table:table-cell table:style-name="ce5" office:value-type="string" calcext:value-type="string">
            <text:p>IS_FOREST_PLO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</table:table-row>
        <table:table-row table:style-name="ro5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OT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</table:table-row>
        <table:table-row table:style-name="ro2">
          <table:table-cell table:style-name="ce5" office:value-type="string" calcext:value-type="string">
            <text:p>PLOT_COD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CYCLE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BASAL_AREA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SPECIES_FILE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+-]?[0-9]{1,2}[.][0-9]{1,2}[.][0-9]{1,2}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H:mm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row table:style-name="ro5">
          <table:table-cell table:style-name="ce21" office:value-type="string" calcext:value-type="string">
            <text:p>SRC_DATA</text:p>
          </table:table-cell>
          <table:table-cell table:style-name="ce21" office:value-type="string" calcext:value-type="string">
            <text:p>SRC_FORMAT</text:p>
          </table:table-cell>
          <table:table-cell table:style-name="ce21" office:value-type="string" calcext:value-type="string">
            <text:p>DST_DATA</text:p>
          </table:table-cell>
          <table:table-cell table:style-name="ce21" office:value-type="string" calcext:value-type="string">
            <text:p>DST_FORMAT</text:p>
          </table:table-cell>
          <table:table-cell table:style-name="ce21" office:value-type="string" calcext:value-type="string">
            <text:p>MAPPING_TYP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FILE</text:p>
          </table:table-cell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8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ILE</text:p>
          </table:table-cell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ILE</text:p>
          </table:table-cell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4" office:value-type="string" calcext:value-type="string">
            <text:p>ID_TAXON</text:p>
          </table:table-cell>
          <table:table-cell table:style-name="ce5" office:value-type="string" calcext:value-type="string">
            <text:p>SPECIES_FILE</text:p>
          </table:table-cell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ce5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ce5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IL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TIM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FORM</text:p>
          </table:table-cell>
          <table:table-cell table:style-name="ce4" office:value-type="string" calcext:value-type="string">
            <text:p>CORINE_BIOTOP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FORM</text:p>
          </table:table-cell>
          <table:table-cell table:style-name="ce4" office:value-type="string" calcext:value-type="string">
            <text:p>FICHE_PLACET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FORM</text:p>
          </table:table-cell>
          <table:table-cell table:style-name="ce4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PROVIDER_ID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PLOT_CO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LAT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LONGITUDE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LOCATION_DATA</text:p>
          </table:table-cell>
          <table:table-cell table:style-name="Default" office:value-type="string" calcext:value-type="string">
            <text:p>COMMENT</text:p>
          </table:table-cell>
          <table:table-cell table:style-name="ce5" office:value-type="string" calcext:value-type="string">
            <text:p>HARMONIZED_LOCATION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ID_TAXON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ce24" office:value-type="string" calcext:value-type="string">
            <text:p>HARMONIZE</text:p>
          </table:table-cell>
        </table:table-row>
        <table:table-row table:style-name="ro5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LOCATION_FORM</text:p>
          </table:table-cell>
          <table:table-cell table:style-name="Default" office:value-type="string" calcext:value-type="string">
            <text:p>THE_GEOM</text:p>
          </table:table-cell>
          <table:table-cell table:style-name="ce5" office:value-type="string" calcext:value-type="string">
            <text:p>HARMONIZED_LOCATION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ROVIDER_ID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PLOT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PLOT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SPECIES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SPECIES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5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2"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TREE_FORM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HARMONIZED_TREE_DATA</text:p>
          </table:table-cell>
          <table:table-cell table:style-name="Default"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FI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I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FI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1_FORM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2_FORM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STRING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STRING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STRING_LINK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STRING_LINK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XT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EXT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NUMERIC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NUMERIC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RANG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RANG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INTEGER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INTEGER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NUMERIC_NUMERIC_COORDIN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NUMERIC_NUMERIC_COORDIN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_DAT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_DAT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IME_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TIME_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ATETIME_DATETIME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DATETIME_DATETIME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LYGON</text:p>
          </table:table-cell>
          <table:table-cell office:value-type="string" calcext:value-type="string">
            <text:p>TEST_1_TABLE</text:p>
          </table:table-cell>
          <table:table-cell office:value-type="string" calcext:value-type="string">
            <text:p>GEOM_GEOM_POLYGON</text:p>
          </table:table-cell>
          <table:table-cell office:value-type="string" calcext:value-type="string">
            <text:p>HARMONIZED_TEST_1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1_ID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TEST_DATA_1_ID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CODE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CODE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CODE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CODE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3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3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ELECT_ARRAY_DYNAMIC_100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SELECT_ARRAY_DYNAMIC_100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LINESTRING</text:p>
          </table:table-cell>
          <table:table-cell office:value-type="string" calcext:value-type="string">
            <text:p>TEST_2_TABLE</text:p>
          </table:table-cell>
          <table:table-cell office:value-type="string" calcext:value-type="string">
            <text:p>GEOM_GEOM_LINESTRING</text:p>
          </table:table-cell>
          <table:table-cell office:value-type="string" calcext:value-type="string">
            <text:p>HARMONIZED_TEST_2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3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3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EST_DATA_2_ID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EST_DATA_2_ID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HECKBOX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CHECKBOX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BOOLEAN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BOOLEAN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CODE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CODE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3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3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RADIO_CODE_DYNAMIC_100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RADIO_CODE_DYNAMIC_100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CODE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CODE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ARRAY_TRE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REE_ARRAY_TRE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CODE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CODE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AXREF_ARRAY_TAXREF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TAXREF_ARRAY_TAXREF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MAGE_IMAGE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IMAGE_IMAGE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GEOM_GEOM_POINT</text:p>
          </table:table-cell>
          <table:table-cell office:value-type="string" calcext:value-type="string">
            <text:p>TEST_3_TABLE</text:p>
          </table:table-cell>
          <table:table-cell office:value-type="string" calcext:value-type="string">
            <text:p>GEOM_GEOM_POINT</text:p>
          </table:table-cell>
          <table:table-cell office:value-type="string" calcext:value-type="string">
            <text:p>HARMONIZED_TEST_3_TABLE</text:p>
          </table:table-cell>
          <table:table-cell office:value-type="string" calcext:value-type="string">
            <text:p>HARMONIZE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6" table:default-cell-style-name="Default"/>
        <table:table-column table:style-name="co57" table:default-cell-style-name="Default"/>
        <table:table-column table:style-name="co7" table:number-columns-repeated="102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21" office:value-type="string" calcext:value-type="string">
            <text:p>isDefault</text:p>
          </table:table-cell>
          <table:table-cell table:style-name="ce21" office:value-type="string" calcext:value-type="string">
            <text:p>Definitio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 datase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test dataset</text:p>
          </table:table-cell>
          <table:table-cell table:style-name="ce6" table:number-columns-repeated="1020"/>
        </table:table-row>
      </table:table>
      <table:table table:name="dataset_files" table:style-name="ta1" table:print="false">
        <office:forms form:automatic-focus="false" form:apply-design-mode="false"/>
        <table:table-column table:style-name="co58" table:default-cell-style-name="Default"/>
        <table:table-column table:style-name="co48" table:default-cell-style-name="ce5"/>
        <table:table-row table:style-name="ro5">
          <table:table-cell table:style-name="ce21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5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5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1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2_FIL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TEST_3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9" table:default-cell-style-name="Default"/>
        <table:table-column table:style-name="co48" table:number-columns-repeated="2" table:default-cell-style-name="Default"/>
        <table:table-column table:style-name="co60" table:default-cell-style-name="Default"/>
        <table:table-row table:style-name="ro3">
          <table:table-cell table:style-name="ce21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1" office:value-type="string" calcext:value-type="string">
            <text:p>Schema Code</text:p>
          </table:table-cell>
          <table:table-cell table:style-name="ce21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1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TIM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FICHE_PLACET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STRING_LINK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XT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NUMERIC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RAN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INTEGER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NUMERIC_NUMERIC_COORDIN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_DAT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IME_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DATETIME_DATETIM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GEOM_GEOM_POLYGO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1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SELECT_ARRAY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GEOM_GEOM_LINESTRING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3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EST_DATA_2_ID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CHECKBOX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BOOLEAN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CODE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3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RADIO_CODE_DYNAMIC_100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CODE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REE_ARRAY_TRE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CODE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TAXREF_ARRAY_TAXREF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IMAGE_IMAGE</text:p>
          </table:table-cell>
        </table:table-row>
        <table:table-row table:style-name="ro3"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GEOM_GEOM_POINT</text:p>
          </table:table-cell>
        </table:table-row>
        <table:table-row table:style-name="ro3" table:number-rows-repeated="104838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11">
          <table:table-cell table:style-name="ce21" office:value-type="string" calcext:value-type="string">
            <text:p>Check_id</text:p>
          </table:table-cell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Statement</text:p>
          </table:table-cell>
          <table:table-cell table:style-name="ce21" office:value-type="string" calcext:value-type="string">
            <text:p>Importance</text:p>
          </table:table-cell>
        </table:table-row>
        <table:table-row table:style-name="ro5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TRIGGER_EXCEPTION</text:p>
          </table:table-cell>
          <table:table-cell office:value-type="string" calcext:value-type="string">
            <text:p>Trigger exception</text:p>
          </table:table-cell>
          <table:table-cell office:value-type="string" calcext:value-type="string">
            <text:p>A trigger in the database has fired an exceptio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GEOMETRY</text:p>
          </table:table-cell>
          <table:table-cell office:value-type="string" calcext:value-type="string">
            <text:p>Invalid geometry</text:p>
          </table:table-cell>
          <table:table-cell office:value-type="string" calcext:value-type="string">
            <text:p>The geometry WKT is not valid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GEOMETRY_TYPE</text:p>
          </table:table-cell>
          <table:table-cell office:value-type="string" calcext:value-type="string">
            <text:p>Wrong geometry type</text:p>
          </table:table-cell>
          <table:table-cell office:value-type="string" calcext:value-type="string">
            <text:p>The geometry type does not correspond to the one expected</text:p>
          </table:table-cell>
          <table:table-cell/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ce25"/>
        <table:table-row table:style-name="ro4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Schema Name</text:p>
          </table:table-cell>
          <table:table-cell table:style-name="ce1" office:value-type="string" calcext:value-type="string">
            <text:p>Label</text:p>
            <draw:control table:end-cell-address="table_schema.D1" table:end-x="0.012cm" table:end-y="0.906cm" draw:z-index="0" draw:name="Export CSV" draw:style-name="gr1" draw:text-style-name="P1" svg:width="9.423cm" svg:height="0.905cm" svg:x="1.843cm" svg:y="0.001cm" draw:control="control9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number-columns-repeated="2" table:style-name="ce2" office:value-type="string" calcext:value-type="string">
            <text:p>METADATA</text:p>
          </table:table-cell>
          <table:table-cell table:style-name="ce2" office:value-type="string" calcext:value-type="string">
            <text:p>Metadata</text:p>
          </table:table-cell>
          <table:table-cell table:style-name="ce2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5" office:value-type="string" calcext:value-type="string">
            <text:p>Raw Data</text:p>
          </table:table-cell>
          <table:table-cell table:style-name="ce5" office:value-type="string" calcext:value-type="string">
            <text:p>Contains raw data</text:p>
          </table:table-cell>
        </table:table-row>
        <table:table-row table:style-name="ro5">
          <table:table-cell table:number-columns-repeated="2" office:value-type="string" calcext:value-type="string">
            <text:p>HARMONIZED_DATA</text:p>
          </table:table-cell>
          <table:table-cell table:style-name="ce5" office:value-type="string" calcext:value-type="string">
            <text:p>Harmonized Data</text:p>
          </table:table-cell>
          <table:table-cell table:style-name="ce5" office:value-type="string" calcext:value-type="string">
            <text:p>Contains harmonized data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Contains the tables used to operate the web site</text:p>
          </table:table-cell>
        </table:table-row>
        <table:table-row table:style-name="ro5">
          <table:table-cell table:number-columns-repeated="2" office:value-type="string" calcext:value-type="string">
            <text:p>PUBLIC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Contains the default PostgreSQL tables and PostGIS functions</text:p>
          </table:table-cell>
        </table:table-row>
        <table:table-row table:style-name="ro3">
          <table:table-cell table:number-columns-repeated="2"/>
          <table:table-cell table:style-name="ce5"/>
          <table:table-cell/>
        </table:table-row>
        <table:table-row table:style-name="ro5" table:number-rows-repeated="38">
          <table:table-cell table:number-columns-repeated="2"/>
          <table:table-cell table:style-name="ce5"/>
          <table:table-cell/>
        </table:table-row>
        <table:table-row table:style-name="ro5" table:number-rows-repeated="65487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9" table:default-cell-style-name="Default"/>
        <table:table-column table:style-name="co70" table:default-cell-style-name="Default"/>
        <table:table-column table:style-name="co71" table:default-cell-style-name="ce25"/>
        <table:table-column table:style-name="co72" table:default-cell-style-name="Default"/>
        <table:table-column table:style-name="co73" table:default-cell-style-name="Default"/>
        <table:table-row table:style-name="ro4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Child Table</text:p>
            <draw:control table:end-cell-address="table_tree.C1" table:end-x="0.013cm" table:end-y="0.906cm" draw:z-index="0" draw:name="Export CSV" draw:style-name="gr1" draw:text-style-name="P4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9" office:value-type="string" calcext:value-type="string">
            <text:p>Parent Table</text:p>
          </table:table-cell>
          <table:table-cell table:style-name="ce9" office:value-type="string" calcext:value-type="string">
            <text:p>Join Key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5">
          <table:table-cell office:value-type="string" calcext:value-type="string">
            <text:p>RAW_DATA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W_DATA</text:p>
          </table:table-cell>
          <table:table-cell table:style-name="ce5" office:value-type="string" calcext:value-type="string">
            <text:p>PLOT_DATA</text:p>
          </table:table-cell>
          <table:table-cell table:style-name="ce5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5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1_TABLE</text:p>
          </table:table-cell>
          <table:table-cell table:style-name="ce26" office:value-type="string" calcext:value-type="string">
            <text:p>*</text:p>
          </table:table-cell>
          <table:table-cell table:style-name="ce6" table:number-columns-repeated="2"/>
        </table:table-row>
        <table:table-row table:style-name="ro3"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1_TABLE</text:p>
          </table:table-cell>
          <table:table-cell table:style-name="ce6" office:value-type="string" calcext:value-type="string">
            <text:p>TEST_DATA_1_ID</text:p>
          </table:table-cell>
          <table:table-cell table:style-name="ce6"/>
        </table:table-row>
        <table:table-row table:style-name="ro3">
          <table:table-cell table:style-name="ce6" office:value-type="string" calcext:value-type="string">
            <text:p>RAW_DATA</text:p>
          </table:table-cell>
          <table:table-cell table:style-name="ce6" office:value-type="string" calcext:value-type="string">
            <text:p>TEST_3_TABLE</text:p>
          </table:table-cell>
          <table:table-cell table:style-name="ce6" office:value-type="string" calcext:value-type="string">
            <text:p>TEST_2_TABLE</text:p>
          </table:table-cell>
          <table:table-cell table:style-name="ce6" office:value-type="string" calcext:value-type="string">
            <text:p>TEST_DATA_2_ID</text:p>
          </table:table-cell>
          <table:table-cell table:style-name="ce6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5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5" office:value-type="string" calcext:value-type="string">
            <text:p>HARMONIZED_LOCATION_DATA</text:p>
          </table:table-cell>
          <table:table-cell table:style-name="ce4" office:value-type="string" calcext:value-type="string">
            <text:p>PROVIDER_ID, PLOT_COD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4" office:value-type="string" calcext:value-type="string">
            <text:p>PROVIDER_ID, PLOT_CODE, CYCLE</text:p>
          </table:table-cell>
          <table:table-cell/>
        </table:table-row>
        <table:table-row table:style-name="ro5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5" office:value-type="string" calcext:value-type="string">
            <text:p>HARMONIZED_PLOT_DATA</text:p>
          </table:table-cell>
          <table:table-cell table:style-name="ce4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1_TABLE</text:p>
          </table:table-cell>
          <table:table-cell table:style-name="ce26" office:value-type="string" calcext:value-type="string">
            <text:p>*</text:p>
          </table:table-cell>
          <table:table-cell table:style-name="ce6" table:number-columns-repeated="2"/>
        </table:table-row>
        <table:table-row table:style-name="ro3"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HARMONIZED_TEST_1_TABLE</text:p>
          </table:table-cell>
          <table:table-cell table:style-name="ce6" office:value-type="string" calcext:value-type="string">
            <text:p>TEST_DATA_1_ID</text:p>
          </table:table-cell>
          <table:table-cell table:style-name="ce6"/>
        </table:table-row>
        <table:table-row table:style-name="ro3">
          <table:table-cell table:style-name="ce6" office:value-type="string" calcext:value-type="string">
            <text:p>HARMONIZED_DATA</text:p>
          </table:table-cell>
          <table:table-cell table:style-name="ce6" office:value-type="string" calcext:value-type="string">
            <text:p>HARMONIZED_TEST_3_TABLE</text:p>
          </table:table-cell>
          <table:table-cell table:style-name="ce6" office:value-type="string" calcext:value-type="string">
            <text:p>HARMONIZED_TEST_2_TABLE</text:p>
          </table:table-cell>
          <table:table-cell table:style-name="ce6" office:value-type="string" calcext:value-type="string">
            <text:p>TEST_DATA_2_ID</text:p>
          </table:table-cell>
          <table:table-cell table:style-name="ce6"/>
        </table:table-row>
        <table:table-row table:style-name="ro5" table:number-rows-repeated="25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ce11"/>
        <table:table-column table:style-name="co7" table:default-cell-style-name="Default"/>
        <table:table-column table:style-name="co76" table:default-cell-style-name="ce27"/>
        <table:table-column table:style-name="co77" table:default-cell-style-name="ce27"/>
        <table:table-column table:style-name="co78" table:default-cell-style-name="Default"/>
        <table:table-row table:style-name="ro3">
          <table:table-cell table:style-name="ce9" office:value-type="string" calcext:value-type="string">
            <text:p>Table_format</text:p>
          </table:table-cell>
          <table:table-cell table:style-name="ce9" office:value-type="string" calcext:value-type="string">
            <text:p>Row_pk</text:p>
          </table:table-cell>
          <table:table-cell table:style-name="ce9" office:value-type="string" calcext:value-type="string">
            <text:p>Lang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Fournisseur de données</text:p>
          </table:table-cell>
          <table:table-cell table:style-name="ce5" office:value-type="string" calcext:value-type="string">
            <text:p>L'identifiant du fournisseur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Lot de données</text:p>
          </table:table-cell>
          <table:table-cell table:style-name="ce5" office:value-type="string" calcext:value-type="string">
            <text:p>L'identifiant du lot de données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Identifiant de soumission</text:p>
          </table:table-cell>
          <table:table-cell table:style-name="ce5" office:value-type="string" calcext:value-type="string">
            <text:p>L'identifiant de soumission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Géométrie</text:p>
          </table:table-cell>
          <table:table-cell table:style-name="ce5" office:value-type="string" calcext:value-type="string">
            <text:p>La géométrie</text:p>
          </table:table-cell>
          <table:table-cell/>
        </table:table-row>
        <table:table-row table:style-name="ro5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FR</text:p>
          </table:table-cell>
          <table:table-cell table:style-name="ce5" office:value-type="string" calcext:value-type="string">
            <text:p>Numéro de ligne</text:p>
          </table:table-cell>
          <table:table-cell table:style-name="ce5" office:value-type="string" calcext:value-type="string">
            <text:p>Le numéro de ligne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PROVIDER_ID</text:p>
          </table:table-cell>
          <table:table-cell table:style-name="ce5" office:value-type="string" calcext:value-type="string">
            <text:p>EN</text:p>
          </table:table-cell>
          <table:table-cell table:number-columns-repeated="2" table:style-name="ce5" office:value-type="string" calcext:value-type="string">
            <text:p>The identifier of the provider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DATASET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Dataset Identifier</text:p>
          </table:table-cell>
          <table:table-cell table:style-name="ce5" office:value-type="string" calcext:value-type="string">
            <text:p>The identifier of a dataset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SUBMISSION_ID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Submission ID</text:p>
          </table:table-cell>
          <table:table-cell table:style-name="ce5" office:value-type="string" calcext:value-type="string">
            <text:p>The identifier of a submiss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THE_GEOM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Polygon</text:p>
          </table:table-cell>
          <table:table-cell table:style-name="ce5" office:value-type="string" calcext:value-type="string">
            <text:p>The geometrical criteria intersected with the plot location</text:p>
          </table:table-cell>
          <table:table-cell/>
        </table:table-row>
        <table:table-row table:style-name="ro8">
          <table:table-cell table:style-name="ce5" office:value-type="string" calcext:value-type="string">
            <text:p>LOCATION_DATA</text:p>
          </table:table-cell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text:p>Line number</text:p>
          </table:table-cell>
          <table:table-cell table:style-name="ce5" office:value-type="string" calcext:value-type="string">
            <text:p>The line number in the CSV fil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O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C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Conifère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LASS,B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Feuillu</text:p>
          </table:table-cell>
          <table:table-cell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9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feuillu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8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conifères</text:p>
          </table:table-cell>
          <table:table-cell table:style-name="ce11"/>
        </table:table-row>
        <table:table-row table:style-name="ro2">
          <table:table-cell office:value-type="string" calcext:value-type="string">
            <text:p>METADATA_MODE</text:p>
          </table:table-cell>
          <table:table-cell office:value-type="string" calcext:value-type="string">
            <text:p>SPECIES_CODE,997</text:p>
          </table:table-cell>
          <table:table-cell table:style-name="ce5" office:value-type="string" calcext:value-type="string">
            <text:p>FR</text:p>
          </table:table-cell>
          <table:table-cell table:number-columns-repeated="2" table:style-name="ce11" office:value-type="string" calcext:value-type="string">
            <text:p>Autres arbustes</text:p>
          </table:table-cell>
          <table:table-cell table:style-name="ce11"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Résulta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result_locations</text:span></text:p>
          </table:table-cell>
          <table:table-cell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Resul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all_location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lisat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mites administrativ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ounda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ounda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ay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untrie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i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departement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communes</text:span>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owns</text:p>
          </table:table-cell>
          <table:table-cell office:value-type="string" calcext:value-type="string">
            <text:p>Region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background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ackground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hotos aérienne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ortho_photos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Orthophotos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arte topographique</text:p>
          </table:table-cell>
          <table:table-cell/>
        </table:table-row>
        <table:table-row table:style-name="ro8">
          <table:table-cell office:value-type="string" calcext:value-type="string">
            <text:p>MAPPING_LAYER</text:p>
          </table:table-cell>
          <table:table-cell office:value-type="string" calcext:value-type="string">
            <text:p>layer_name,<text:span text:style-name="T7">scan25</text:span>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opography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69"/>
        <table:named-range table:name="METH_DEF" table:base-cell-address="$data.$A$1" table:cell-range-address="$unit.$E$1:.$F$8"/>
      </table:named-expressions>
      <table:database-ranges>
        <table:database-range table:name="__Anonymous_Sheet_DB__1" table:target-range-address="unit.A36:unit.B65">
          <table:sort>
            <table:sort-by table:field-number="0" table:data-type="automatic"/>
          </table:sort>
        </table:database-range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260P2" style:volatile="true">
      <loext:fill-character> </loext:fill-character>
      <number:text>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263P2" style:volatile="true">
      <loext:fill-character> </loext:fill-character>
      <number:text>-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26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26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1P0"/>
    </number:currency-style>
    <number:currency-style style:name="N27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2P0"/>
    </number:currency-style>
    <number:number-style style:name="N273P0" style:volatile="true">
      <number:number number:decimal-places="0" number:min-integer-digits="1" number:grouping="true"/>
      <number:text> €</number:text>
    </number:number-style>
    <number:number-style style:name="N273">
      <number:text>-</number:text>
      <number:number number:decimal-places="0" number:min-integer-digits="1" number:grouping="true"/>
      <number:text> €</number:text>
      <style:map style:condition="value()&gt;=0" style:apply-style-name="N273P0"/>
    </number:number-style>
    <number:number-style style:name="N274P0" style:volatile="true">
      <number:number number:decimal-places="0" number:min-integer-digits="1" number:grouping="true"/>
      <number:text> €</number:text>
    </number:number-style>
    <number:number-style style:name="N27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74P0"/>
    </number:number-style>
    <number:number-style style:name="N275P0" style:volatile="true">
      <number:number number:decimal-places="2" number:min-integer-digits="1" number:grouping="true"/>
      <number:text> €</number:text>
    </number:number-style>
    <number:number-style style:name="N275">
      <number:text>-</number:text>
      <number:number number:decimal-places="2" number:min-integer-digits="1" number:grouping="true"/>
      <number:text> €</number:text>
      <style:map style:condition="value()&gt;=0" style:apply-style-name="N275P0"/>
    </number:number-style>
    <number:number-style style:name="N276P0" style:volatile="true">
      <number:number number:decimal-places="2" number:min-integer-digits="1" number:grouping="true"/>
      <number:text> €</number:text>
    </number:number-style>
    <number:number-style style:name="N27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76P0"/>
    </number:number-style>
    <number:number-style style:name="N27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7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77P2" style:volatile="true">
      <number:text> </number:text>
      <loext:fill-character> </loext:fill-character>
      <number:text>-   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7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78P2" style:volatile="true">
      <number:text> </number:text>
      <loext:fill-character> </loext:fill-character>
      <number:text>- €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7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7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8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8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8:56:45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6-11-25T15:43:53.111000000</dc:date>
    <meta:printed-by>Eva LACARCE</meta:printed-by>
    <meta:print-date>2007-07-11T11:03:29</meta:print-date>
    <meta:editing-cycles>1706</meta:editing-cycles>
    <meta:editing-duration>P14DT3H22M52S</meta:editing-duration>
    <dc:creator>Philippe Dumoulin</dc:creator>
    <meta:document-statistic meta:table-count="21" meta:cell-count="20152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